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, serif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3" svg:font-family="'Source Sans 3'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550f3" officeooo:paragraph-rsid="001550f3" fo:background-color="#ffff00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550f3" officeooo:paragraph-rsid="001550f3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4d4851" officeooo:paragraph-rsid="004d4851" style:font-size-asian="15.75pt" style:font-size-complex="18pt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691d5"/>
    </style:style>
    <style:style style:name="P5" style:family="paragraph" style:parent-style-name="Standard">
      <style:text-properties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7ee7f" officeooo:paragraph-rsid="0017ee7f" fo:background-color="#ffff00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7ee7f" officeooo:paragraph-rsid="0017ee7f" fo:background-color="transparent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4d4851" officeooo:paragraph-rsid="004d4851" fo:background-color="transparent" style:font-size-asian="15.75pt" style:font-size-complex="18pt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0" style:family="paragraph" style:parent-style-name="Standard">
      <style:paragraph-properties fo:text-align="center" style:justify-single-word="false"/>
      <style:text-properties fo:font-size="18pt" officeooo:rsid="0017ee7f" officeooo:paragraph-rsid="0017ee7f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4d4851" officeooo:paragraph-rsid="004d4af3" fo:background-color="transparent" style:font-size-asian="15.75pt" style:font-size-complex="18pt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186362" officeooo:paragraph-rsid="00186362" fo:background-color="#ffff00" style:font-size-asian="15.75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4d4851" officeooo:paragraph-rsid="00186362" fo:background-color="#ffff00" style:font-size-asian="15.75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529d6a" officeooo:paragraph-rsid="00529d6a" fo:background-color="transparent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86362" officeooo:paragraph-rsid="001863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86362" officeooo:paragraph-rsid="00186362" style:font-size-asian="15.75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883af" officeooo:paragraph-rsid="001883af" fo:background-color="#ffff00" style:font-size-asian="15.75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4d4851" officeooo:paragraph-rsid="004d4af3" fo:background-color="#ffff00" style:font-size-asian="15.75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1883af" officeooo:paragraph-rsid="001883af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8pt" officeooo:rsid="001883af" officeooo:paragraph-rsid="001883af" style:font-size-asian="15.75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18b781" officeooo:paragraph-rsid="0018b781" style:font-size-asian="15.75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4d4851" officeooo:paragraph-rsid="0018b781" fo:background-color="#ffff00" style:font-size-asian="15.75pt" style:font-size-complex="18pt"/>
    </style:style>
    <style:style style:name="P2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2pt" officeooo:paragraph-rsid="001d7d7e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paragraph-rsid="001a5b8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officeooo:paragraph-rsid="001a5b88"/>
    </style:style>
    <style:style style:name="P27" style:family="paragraph" style:parent-style-name="Standard">
      <style:paragraph-properties fo:text-align="center" style:justify-single-word="false"/>
      <style:text-properties officeooo:paragraph-rsid="002e0792" fo:background-color="#ffff00"/>
    </style:style>
    <style:style style:name="P2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3pt" style:font-size-asian="13pt" style:font-size-complex="13pt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paragraph-rsid="002e0792" fo:background-color="#ffff00" style:font-size-asian="18pt" style:font-size-complex="18pt"/>
    </style:style>
    <style:style style:name="P30" style:family="paragraph" style:parent-style-name="Text_20_body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paragraph-rsid="002e0792" fo:background-color="#ffff00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rsid="00308b78" officeooo:paragraph-rsid="00308b78" fo:background-color="#ffff00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4d4851" officeooo:paragraph-rsid="00308b78" fo:background-color="#ffff00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officeooo:rsid="00308b78" officeooo:paragraph-rsid="00308b78" fo:background-color="#ffff00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officeooo:rsid="00308b78" officeooo:paragraph-rsid="00308b78" fo:background-color="#ffff00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rsid="003b98eb" officeooo:paragraph-rsid="003b98eb" fo:background-color="#ffff00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2pt" officeooo:rsid="003b98eb" officeooo:paragraph-rsid="003b98eb" fo:background-color="#ffff00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officeooo:rsid="003b98eb" officeooo:paragraph-rsid="003b98eb" fo:background-color="#ffff00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rsid="0032131d" officeooo:paragraph-rsid="0032131d" fo:background-color="#ffff00" style:font-size-asian="18pt" style:font-size-complex="18pt"/>
    </style:style>
    <style:style style:name="P39" style:family="paragraph" style:parent-style-name="Standard">
      <style:paragraph-properties fo:text-align="center" style:justify-single-word="false"/>
      <style:text-properties officeooo:rsid="0032131d" officeooo:paragraph-rsid="0032131d" fo:background-color="#ffff00"/>
    </style:style>
    <style:style style:name="P40" style:family="paragraph" style:parent-style-name="Standard">
      <style:paragraph-properties fo:text-align="center" style:justify-single-word="false"/>
      <style:text-properties officeooo:paragraph-rsid="001a5b88" fo:background-color="#ffff00"/>
    </style:style>
    <style:style style:name="P41" style:family="paragraph" style:parent-style-name="Standard">
      <style:paragraph-properties fo:text-align="center" style:justify-single-word="false"/>
      <style:text-properties fo:font-size="18pt" officeooo:rsid="00344b1c" officeooo:paragraph-rsid="00344b1c" fo:background-color="#ffff00" style:font-size-asian="15.75pt" style:font-size-complex="18pt"/>
    </style:style>
    <style:style style:name="P42" style:family="paragraph" style:parent-style-name="Standard">
      <style:paragraph-properties fo:text-align="center" style:justify-single-word="false"/>
      <style:text-properties fo:font-size="18pt" officeooo:rsid="004d4851" officeooo:paragraph-rsid="00344b1c" fo:background-color="#ffff00" style:font-size-asian="15.75pt" style:font-size-complex="18pt"/>
    </style:style>
    <style:style style:name="P43" style:family="paragraph" style:parent-style-name="Heading_20_3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rsid="00344b1c" officeooo:paragraph-rsid="00344b1c" fo:background-color="#ffff00" style:font-size-asian="15.75pt" style:font-size-complex="18pt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rsid="00344b1c" officeooo:paragraph-rsid="00344b1c" fo:background-color="#ffff00" style:font-size-asian="15.75pt" style:font-size-complex="18pt"/>
    </style:style>
    <style:style style:name="P45" style:family="paragraph" style:parent-style-name="Heading_20_3">
      <style:paragraph-properties fo:text-align="center" style:justify-single-word="false"/>
      <style:text-properties fo:font-size="18pt" officeooo:rsid="00344b1c" officeooo:paragraph-rsid="00344b1c" fo:background-color="#ffff00" style:font-size-asian="15.75pt" style:font-size-complex="18pt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444444" loext:opacity="100%" style:font-name="Georgia" fo:font-size="18pt" fo:letter-spacing="normal" fo:font-style="normal" fo:font-weight="normal" officeooo:rsid="00344b1c" officeooo:paragraph-rsid="004d4af3" fo:background-color="#ffff00" style:font-size-asian="15.75pt" style:font-size-complex="18pt"/>
    </style:style>
    <style:style style:name="P47" style:family="paragraph" style:parent-style-name="Heading_20_1">
      <style:paragraph-properties fo:text-align="center" style:justify-single-word="false"/>
      <style:text-properties fo:font-variant="normal" fo:text-transform="none" fo:color="#1f2328" loext:opacity="100%" style:font-name="apple-system" fo:font-size="18pt" fo:letter-spacing="normal" fo:font-style="normal" fo:font-weight="normal" officeooo:rsid="00344b1c" officeooo:paragraph-rsid="00344b1c" fo:background-color="#ffff00" style:font-size-asian="15.75pt" style:font-size-complex="18pt"/>
    </style:style>
    <style:style style:name="P48" style:family="paragraph" style:parent-style-name="Heading_20_1">
      <style:paragraph-properties fo:text-align="center" style:justify-single-word="false"/>
      <style:text-properties fo:font-variant="normal" fo:text-transform="none" fo:color="#c9211e" loext:opacity="100%" style:font-name="Source Sans 3" fo:font-size="21pt" fo:letter-spacing="normal" fo:font-style="normal" fo:font-weight="bold" officeooo:rsid="00344b1c" officeooo:paragraph-rsid="00344b1c" fo:background-color="#ffff00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eb44b"/>
    </style:style>
    <style:style style:name="T3" style:family="text">
      <style:text-properties fo:color="#cf8e6d" loext:opacity="100%" style:font-name="JetBrains Mono2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color="#bcbec4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color="#8888c6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6aab73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2aacb8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4ed620"/>
    </style:style>
    <style:style style:name="T10" style:family="text">
      <style:text-properties fo:color="#bcbec4" loext:opacity="100%" style:font-name="JetBrains Mono2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86362"/>
    </style:style>
    <style:style style:name="T12" style:family="text">
      <style:text-properties officeooo:rsid="004fdf52"/>
    </style:style>
    <style:style style:name="T13" style:family="text">
      <style:text-properties fo:color="#cf8e6d" loext:opacity="100%" style:font-name="JetBrains Mono2" fo:font-style="normal" fo:font-weight="normal" style:font-style-asian="normal" style:font-weight-asian="normal"/>
    </style:style>
    <style:style style:name="T14" style:family="text">
      <style:text-properties fo:color="#bcbec4" loext:opacity="100%" style:font-name="JetBrains Mono2" fo:font-style="normal" fo:font-weight="normal" style:font-style-asian="normal" style:font-weight-asian="normal"/>
    </style:style>
    <style:style style:name="T15" style:family="text">
      <style:text-properties fo:color="#8888c6" loext:opacity="100%" style:font-name="JetBrains Mono2" fo:font-style="normal" fo:font-weight="normal" style:font-style-asian="normal" style:font-weight-asian="normal"/>
    </style:style>
    <style:style style:name="T16" style:family="text">
      <style:text-properties fo:color="#6aab73" loext:opacity="100%" style:font-name="JetBrains Mono2" fo:font-style="normal" fo:font-weight="normal" style:font-style-asian="normal" style:font-weight-asian="normal"/>
    </style:style>
    <style:style style:name="T17" style:family="text">
      <style:text-properties fo:color="#2aacb8" loext:opacity="100%" style:font-name="JetBrains Mono2" fo:font-style="normal" fo:font-weight="normal" style:font-style-asian="normal" style:font-weight-asian="normal"/>
    </style:style>
    <style:style style:name="T18" style:family="text">
      <style:text-properties officeooo:rsid="001883af"/>
    </style:style>
    <style:style style:name="T19" style:family="text">
      <style:text-properties officeooo:rsid="0018b781"/>
    </style:style>
    <style:style style:name="T20" style:family="text">
      <style:text-properties fo:color="#b200b2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94558d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color="#56a8f5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23" style:family="text">
      <style:text-properties fo:color="#aa4926" loext:opacity="100%" style:font-name="JetBrains Mono2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officeooo:rsid="001a5b88" fo:background-color="#ffff00" loext:char-shading-value="0"/>
    </style:style>
    <style:style style:name="T25" style:family="text">
      <style:text-properties fo:font-variant="normal" fo:text-transform="none" fo:color="#444444" loext:opacity="100%" style:font-name="Georgia" fo:letter-spacing="normal" fo:font-style="normal" fo:font-weight="normal"/>
    </style:style>
    <style:style style:name="T26" style:family="text">
      <style:text-properties fo:font-variant="normal" fo:text-transform="none" fo:color="#444444" loext:opacity="100%" style:font-name="Georgia" fo:font-size="18pt" fo:letter-spacing="normal" fo:font-style="normal" fo:font-weight="normal" style:font-size-asian="18pt" style:font-size-complex="18pt"/>
    </style:style>
    <style:style style:name="T27" style:family="text">
      <style:text-properties fo:font-variant="normal" fo:text-transform="none" fo:color="#444444" loext:opacity="100%" style:font-name="Georgia" fo:font-size="18pt" fo:letter-spacing="normal" fo:font-style="normal" fo:font-weight="normal" officeooo:rsid="001a5b88" style:font-size-asian="15.75pt" style:font-size-complex="18pt"/>
    </style:style>
    <style:style style:name="T28" style:family="text">
      <style:text-properties fo:font-variant="normal" fo:text-transform="none" fo:color="#444444" loext:opacity="100%" style:font-name="Georgia" fo:letter-spacing="normal" fo:font-style="normal" fo:font-weight="bold" style:font-size-asian="18pt" style:font-weight-asian="bold" style:font-weight-complex="bold"/>
    </style:style>
    <style:style style:name="T29" style:family="text">
      <style:text-properties fo:font-variant="normal" fo:text-transform="none" fo:color="#444444" loext:opacity="100%" style:font-name="Georgia" fo:letter-spacing="normal" fo:font-style="normal" fo:font-weight="normal" officeooo:rsid="0055ce91" style:font-size-asian="18pt"/>
    </style:style>
    <style:style style:name="T30" style:family="text">
      <style:text-properties fo:font-variant="normal" fo:text-transform="none" fo:color="#cf8e6d" loext:opacity="100%" style:font-name="JetBrains Mono" fo:letter-spacing="normal" fo:font-style="normal" fo:font-weight="normal" style:font-style-asian="normal" style:font-weight-asian="normal"/>
    </style:style>
    <style:style style:name="T31" style:family="text">
      <style:text-properties officeooo:rsid="00561ef1"/>
    </style:style>
    <style:style style:name="T32" style:family="text">
      <style:text-properties fo:font-variant="normal" fo:text-transform="none" fo:color="#cf8e6d" loext:opacity="100%" style:font-name="JetBrains Mono" fo:font-size="12pt" fo:letter-spacing="normal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color="#aa4926" loext:opacity="100%" style:font-name="JetBrains Mono2" fo:font-style="normal" fo:font-weight="normal" style:font-style-asian="normal" style:font-weight-asian="normal"/>
    </style:style>
    <style:style style:name="T34" style:family="text">
      <style:text-properties officeooo:rsid="005afc5d"/>
    </style:style>
    <style:style style:name="T35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7a7e85" loext:opacity="100%" style:font-name="JetBrains Mono1" fo:font-style="normal" fo:font-weight="normal" style:font-style-asian="normal" style:font-weight-asian="normal"/>
    </style:style>
    <style:style style:name="T37" style:family="text">
      <style:text-properties fo:color="#cf8e6d" loext:opacity="100%" style:font-name="JetBrains Mono1" fo:font-style="normal" fo:font-weight="normal" style:font-style-asian="normal" style:font-weight-asian="normal"/>
    </style:style>
    <style:style style:name="T38" style:family="text">
      <style:text-properties fo:color="#bcbec4" loext:opacity="100%" style:font-name="JetBrains Mono1" fo:font-style="normal" fo:font-weight="normal" style:font-style-asian="normal" style:font-weight-asian="normal"/>
    </style:style>
    <style:style style:name="T39" style:family="text">
      <style:text-properties fo:color="#8888c6" loext:opacity="100%" style:font-name="JetBrains Mono1" fo:font-style="normal" fo:font-weight="normal" style:font-style-asian="normal" style:font-weight-asian="normal"/>
    </style:style>
    <style:style style:name="T40" style:family="text">
      <style:text-properties fo:color="#6aab73" loext:opacity="100%" style:font-name="JetBrains Mono1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 Number guessing game</text:p>
      <text:p text:style-name="P2"/>
      <text:p text:style-name="P3"><text:span text:style-name="T1">Description</text:span>: <text:span text:style-name="T2">Simple python project. The goal here is to guess the randomly generated number. Program will give You ideas if the number is either too big or too small.</text:span></text:p>
      <text:p text:style-name="P2"/>
      <text:p text:style-name="P4" loext:marker-style-name="T3"><text:span text:style-name="T3">i</text:span><text:span text:style-name="T4">mport </text:span><text:span text:style-name="T5">random<text:line-break/></text:span><text:span text:style-name="T4">from </text:span><text:span text:style-name="T5">math </text:span><text:span text:style-name="T4">import </text:span><text:span text:style-name="T5">*<text:line-break/><text:line-break/></text:span><text:span text:style-name="T6">print</text:span><text:span text:style-name="T5">(</text:span><text:span text:style-name="T7">"Number guessing game"</text:span><text:span text:style-name="T5">)<text:line-break/><text:line-break/>number = random.randint(</text:span><text:span text:style-name="T8">1</text:span><text:span text:style-name="T5">,</text:span><text:span text:style-name="T8">100</text:span><text:span text:style-name="T5">)<text:line-break/></text:span><text:span text:style-name="T6">print</text:span><text:span text:style-name="T5">(number)<text:line-break/>guess = </text:span><text:span text:style-name="T6">int</text:span><text:span text:style-name="T5">(</text:span><text:span text:style-name="T6">input</text:span><text:span text:style-name="T5">(</text:span><text:span text:style-name="T7">"Guess: "</text:span><text:span text:style-name="T5">))<text:line-break/></text:span><text:span text:style-name="T6">print</text:span><text:span text:style-name="T5">(</text:span><text:span text:style-name="T7">"My guess: "</text:span><text:span text:style-name="T5">,guess)<text:line-break/><text:line-break/></text:span><text:span text:style-name="T4">while </text:span><text:span text:style-name="T5">guess != number:<text:line-break/> <text:s text:c="3"/></text:span><text:span text:style-name="T4">if </text:span><text:span text:style-name="T5">guess &lt; number:<text:line-break/> <text:s text:c="7"/></text:span><text:span text:style-name="T6">print</text:span><text:span text:style-name="T5">(</text:span><text:span text:style-name="T7">"Too low!. guess again"</text:span><text:span text:style-name="T5">)<text:line-break/> <text:s text:c="7"/>new_guess = </text:span><text:span text:style-name="T6">int</text:span><text:span text:style-name="T5">(</text:span><text:span text:style-name="T6">input</text:span><text:span text:style-name="T5">(</text:span><text:span text:style-name="T7">"New guess: "</text:span><text:span text:style-name="T5">))<text:line-break/> <text:s text:c="3"/></text:span><text:span text:style-name="T4">elif </text:span><text:span text:style-name="T5">guess &gt; number:<text:line-break/> <text:s text:c="7"/></text:span><text:span text:style-name="T6">print</text:span><text:span text:style-name="T5">(</text:span><text:span text:style-name="T7">"too high! guess again"</text:span><text:span text:style-name="T5">)<text:line-break/> <text:s text:c="7"/>new_guess = </text:span><text:span text:style-name="T6">int</text:span><text:span text:style-name="T5">(</text:span><text:span text:style-name="T6">input</text:span><text:span text:style-name="T5">(</text:span><text:span text:style-name="T7">"New guess: "</text:span><text:span text:style-name="T5">))<text:line-break/> <text:s text:c="3"/></text:span><text:span text:style-name="T4">else</text:span><text:span text:style-name="T5">:<text:line-break/> <text:s text:c="7"/></text:span><text:span text:style-name="T6">print</text:span><text:span text:style-name="T5">(</text:span><text:span text:style-name="T7">"you have guessed"</text:span><text:span text:style-name="T5">)<text:line-break/> <text:s text:c="7"/></text:span><text:span text:style-name="T4">break</text:span></text:p>
      <text:p text:style-name="Standard"/>
      <text:p text:style-name="P5"/>
      <text:p text:style-name="P6">2. Word guessing game</text:p>
      <text:p text:style-name="P7"/>
      <text:p text:style-name="P8"><text:span text:style-name="T1">Description</text:span>: <text:span text:style-name="T9">Simple project in which we guess the entire word that has been randomly generated.</text:span></text:p>
      <text:p text:style-name="P6"/>
      <text:p text:style-name="P9" loext:marker-style-name="T10"><text:span text:style-name="T3">i</text:span><text:span text:style-name="T4">mport </text:span><text:span text:style-name="T5">random<text:line-break/></text:span><text:span text:style-name="T4">from </text:span><text:span text:style-name="T5">math </text:span><text:span text:style-name="T4">import </text:span><text:span text:style-name="T5">*<text:line-break/><text:line-break/></text:span><text:span text:style-name="T6">print</text:span><text:span text:style-name="T5">(</text:span><text:span text:style-name="T7">"Word guessing game"</text:span><text:span text:style-name="T5">)<text:line-break/><text:line-break/>word = </text:span><text:span text:style-name="T6">input</text:span><text:span text:style-name="T5">(</text:span><text:span text:style-name="T7">"Random word: "</text:span><text:span text:style-name="T5">)<text:line-break/><text:line-break/>num_guess = </text:span><text:span text:style-name="T8">0<text:line-break/><text:line-break/></text:span><text:span text:style-name="T4">while True</text:span><text:span text:style-name="T5">:<text:line-break/> <text:s text:c="3"/>guess = </text:span><text:span text:style-name="T6">input</text:span><text:span text:style-name="T5">(</text:span><text:span text:style-name="T7">"Guess: "</text:span><text:span text:style-name="T5">)<text:line-break/> <text:s text:c="3"/></text:span><text:span text:style-name="T4">if </text:span><text:span text:style-name="T5">guess != word:<text:line-break/></text:span><text:soft-page-break/><text:span text:style-name="T5"> <text:s text:c="7"/></text:span><text:span text:style-name="T6">print</text:span><text:span text:style-name="T5">(</text:span><text:span text:style-name="T7">"wrong guess. try again"</text:span><text:span text:style-name="T5">)<text:line-break/> <text:s text:c="7"/>num_guess +=</text:span><text:span text:style-name="T8">1<text:line-break/> <text:s text:c="7"/></text:span><text:span text:style-name="T4">continue<text:line-break/> <text:s text:c="3"/>else</text:span><text:span text:style-name="T5">:<text:line-break/> <text:s text:c="7"/></text:span><text:span text:style-name="T6">print</text:span><text:span text:style-name="T5">(</text:span><text:span text:style-name="T7">"You have guessed"</text:span><text:span text:style-name="T5">, </text:span><text:span text:style-name="T7">"Word: "</text:span><text:span text:style-name="T5">, word, </text:span><text:span text:style-name="T7">"guess: "</text:span><text:span text:style-name="T5">,guess)<text:line-break/> <text:s text:c="7"/></text:span><text:span text:style-name="T4">break<text:line-break/><text:line-break/></text:span><text:span text:style-name="T6">print</text:span><text:span text:style-name="T5">(</text:span><text:span text:style-name="T7">"Times you have take guess: "</text:span><text:span text:style-name="T5">,num_guess)</text:span></text:p>
      <text:p text:style-name="P10"/>
      <text:p text:style-name="P6">3. <text:span text:style-name="T11">Hangman</text:span></text:p>
      <text:p text:style-name="P10"/>
      <text:p text:style-name="P11"><text:span text:style-name="T1">Description</text:span>: <text:span text:style-name="T12">We need to guess the randomly generated word (or the word that we have typed in). If the number of wrong guesses suspassed, we loose.</text:span></text:p>
      <text:p text:style-name="P10"/>
      <text:p text:style-name="P12" loext:marker-style-name="T10"><text:span text:style-name="T13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/text:span><text:span text:style-name="T15">print</text:span><text:span text:style-name="T14">(</text:span><text:span text:style-name="T16">"Hangman game"</text:span><text:span text:style-name="T14">)<text:line-break/><text:line-break/>word = </text:span><text:span text:style-name="T15">input</text:span><text:span text:style-name="T14">(</text:span><text:span text:style-name="T16">"Random word: "</text:span><text:span text:style-name="T14">)<text:line-break/></text:span><text:span text:style-name="T15">print</text:span><text:span text:style-name="T14">(</text:span><text:span text:style-name="T16">"word:"</text:span><text:span text:style-name="T14">, word)<text:line-break/><text:line-break/>letter_guess_count = </text:span><text:span text:style-name="T17">0<text:line-break/></text:span><text:span text:style-name="T14">list_of_spaces = </text:span><text:span text:style-name="T16">"_"</text:span><text:span text:style-name="T14">*</text:span><text:span text:style-name="T15">len</text:span><text:span text:style-name="T14">(word)<text:line-break/><text:line-break/></text:span><text:span text:style-name="T13">while True</text:span><text:span text:style-name="T14">:<text:line-break/> <text:s text:c="3"/>letter_guess = </text:span><text:span text:style-name="T15">input</text:span><text:span text:style-name="T14">(</text:span><text:span text:style-name="T16">"Letter to guess: "</text:span><text:span text:style-name="T14">)<text:line-break/> <text:s text:c="3"/></text:span><text:span text:style-name="T13">if </text:span><text:span text:style-name="T14">letter_guess </text:span><text:span text:style-name="T13">in </text:span><text:span text:style-name="T14">word:<text:line-break/> <text:s text:c="7"/>list_of_spaces.replace(list_of_spaces[word.index(letter_guess)], letter_guess)<text:line-break/> <text:s text:c="7"/>letter_guess_count +=</text:span><text:span text:style-name="T17">1<text:line-break/> <text:s text:c="7"/></text:span><text:span text:style-name="T15">print</text:span><text:span text:style-name="T14">(list_of_spaces)<text:line-break/> <text:s text:c="7"/></text:span><text:span text:style-name="T13">continue<text:line-break/> <text:s text:c="3"/>elif </text:span><text:span text:style-name="T14">letter_guess </text:span><text:span text:style-name="T13">not in </text:span><text:span text:style-name="T14">word:<text:line-break/> <text:s text:c="7"/>letter_guess_count +=</text:span><text:span text:style-name="T17">1<text:line-break/> <text:s text:c="7"/></text:span><text:span text:style-name="T13">continue<text:line-break/> <text:s text:c="3"/>else</text:span><text:span text:style-name="T14">:<text:line-break/> <text:s text:c="7"/></text:span><text:span text:style-name="T15">print</text:span><text:span text:style-name="T14">(</text:span><text:span text:style-name="T16">"cos"</text:span><text:span text:style-name="T14">)<text:line-break/> <text:s text:c="7"/></text:span><text:span text:style-name="T13">break<text:line-break/><text:line-break/><text:line-break/></text:span><text:span text:style-name="T15">print</text:span><text:span text:style-name="T14">(</text:span><text:span text:style-name="T16">"Letter count:"</text:span><text:span text:style-name="T14">, letter_guess_count)</text:span></text:p>
      <text:p text:style-name="P10"/>
      <text:p text:style-name="P10"/>
      <text:p text:style-name="P10"/>
      <text:p text:style-name="P10"/>
      <text:p text:style-name="P13"><text:soft-page-break/>4. <text:span text:style-name="T18">21 number game</text:span></text:p>
      <text:p text:style-name="P14"/>
      <text:p text:style-name="P15"><text:span text:style-name="T1">Description</text:span>: 2 players need to guess 2 numebers. The winner is the player with the closest guess to 21.</text:p>
      <text:p text:style-name="P16"/>
      <text:p text:style-name="P12" loext:marker-style-name="T10"><text:span text:style-name="T13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/text:span><text:span text:style-name="T15">print</text:span><text:span text:style-name="T14">(</text:span><text:span text:style-name="T16">"21 number game"</text:span><text:span text:style-name="T14">)<text:line-break/><text:line-break/>player1_num1 = random.randint(</text:span><text:span text:style-name="T17">1</text:span><text:span text:style-name="T14">,</text:span><text:span text:style-name="T17">21</text:span><text:span text:style-name="T14">)<text:line-break/>player1_num2 = random.randint(</text:span><text:span text:style-name="T17">1</text:span><text:span text:style-name="T14">,</text:span><text:span text:style-name="T17">21</text:span><text:span text:style-name="T14">)<text:line-break/>player2_num1 = random.randint(</text:span><text:span text:style-name="T17">1</text:span><text:span text:style-name="T14">,</text:span><text:span text:style-name="T17">21</text:span><text:span text:style-name="T14">)<text:line-break/>player2_num2 = random.randint(</text:span><text:span text:style-name="T17">1</text:span><text:span text:style-name="T14">,</text:span><text:span text:style-name="T17">21</text:span><text:span text:style-name="T14">)<text:line-break/><text:line-break/>player1_number_of_guess = </text:span><text:span text:style-name="T17">0<text:line-break/></text:span><text:span text:style-name="T14">player2_number_of_guess = </text:span><text:span text:style-name="T17">0<text:line-break/><text:line-break/></text:span><text:span text:style-name="T13">while True</text:span><text:span text:style-name="T14">:<text:line-break/> <text:s text:c="3"/></text:span><text:span text:style-name="T13">if </text:span><text:span text:style-name="T14">player1_num1 + player1_num2 == </text:span><text:span text:style-name="T17">21</text:span><text:span text:style-name="T14">:<text:line-break/> <text:s text:c="7"/></text:span><text:span text:style-name="T15">print</text:span><text:span text:style-name="T14">(</text:span><text:span text:style-name="T16">"Player 1 guessed numbers. Sum is 21."</text:span><text:span text:style-name="T14">, player1_num1, player1_num2)<text:line-break/> <text:s text:c="7"/>player1_number_of_guess+=</text:span><text:span text:style-name="T17">1<text:line-break/> <text:s text:c="7"/></text:span><text:span text:style-name="T13">break<text:line-break/> <text:s text:c="3"/>elif </text:span><text:span text:style-name="T14">player2_num1 + player2_num2 == </text:span><text:span text:style-name="T17">21</text:span><text:span text:style-name="T14">:<text:line-break/> <text:s text:c="7"/></text:span><text:span text:style-name="T15">print</text:span><text:span text:style-name="T14">(</text:span><text:span text:style-name="T16">"Player 2 guessed numbers. Sum is 21"</text:span><text:span text:style-name="T14">, player2_num1, player2_num2)<text:line-break/> <text:s text:c="7"/>player2_number_of_guess +=</text:span><text:span text:style-name="T17">1<text:line-break/> <text:s text:c="7"/></text:span><text:span text:style-name="T13">break<text:line-break/> <text:s text:c="3"/>else</text:span><text:span text:style-name="T14">:<text:line-break/> <text:s text:c="7"/></text:span><text:span text:style-name="T15">print</text:span><text:span text:style-name="T14">(</text:span><text:span text:style-name="T16">"None have guessed"</text:span><text:span text:style-name="T14">)<text:line-break/> <text:s text:c="7"/></text:span><text:span text:style-name="T13">break<text:line-break/><text:line-break/></text:span><text:span text:style-name="T15">print</text:span><text:span text:style-name="T14">(</text:span><text:span text:style-name="T16">"Player 1 num of guess: "</text:span><text:span text:style-name="T14">, player1_number_of_guess)<text:line-break/></text:span><text:span text:style-name="T15">print</text:span><text:span text:style-name="T14">(</text:span><text:span text:style-name="T16">"Player 2 num of guess: "</text:span><text:span text:style-name="T14">, player2_number_of_guess)</text:span></text:p>
      <text:p text:style-name="P17"/>
      <text:p text:style-name="P18">5. <text:span text:style-name="T19">2048 game</text:span></text:p>
      <text:p text:style-name="P18"/>
      <text:p text:style-name="P19">Description:</text:p>
      <text:p text:style-name="P20"/>
      <text:p text:style-name="P9" loext:marker-style-name="T10"><text:span text:style-name="T4">import </text:span><text:span text:style-name="T5">tkinter </text:span><text:span text:style-name="T4">as </text:span><text:span text:style-name="T5">tk<text:line-break/></text:span><text:span text:style-name="T4">import </text:span><text:span text:style-name="T5">random<text:line-break/><text:line-break/></text:span><text:span text:style-name="T4">class </text:span><text:span text:style-name="T5">Game2048:<text:line-break/> <text:s text:c="3"/></text:span><text:span text:style-name="T4">def </text:span><text:span text:style-name="T20">__init__</text:span><text:span text:style-name="T5">(</text:span><text:span text:style-name="T21">self</text:span><text:span text:style-name="T5">, master):<text:line-break/> <text:s text:c="7"/></text:span><text:span text:style-name="T21">self</text:span><text:span text:style-name="T5">.master = master<text:line-break/> <text:s text:c="7"/></text:span><text:span text:style-name="T21">self</text:span><text:span text:style-name="T5">.master.title(</text:span><text:span text:style-name="T7">"2048 Game"</text:span><text:span text:style-name="T5">)<text:line-break/> <text:s text:c="7"/></text:span><text:span text:style-name="T21">self</text:span><text:span text:style-name="T5">.grid = [[</text:span><text:span text:style-name="T8">0</text:span><text:span text:style-name="T5">] * </text:span><text:span text:style-name="T8">4 </text:span><text:span text:style-name="T4">for </text:span><text:span text:style-name="T5">_ </text:span><text:span text:style-name="T4">in </text:span><text:span text:style-name="T6">range</text:span><text:span text:style-name="T5">(</text:span><text:span text:style-name="T8">4</text:span><text:span text:style-name="T5">)]<text:line-break/> <text:s text:c="7"/></text:span><text:span text:style-name="T21">self</text:span><text:span text:style-name="T5">.create_widgets()<text:line-break/> <text:s text:c="7"/></text:span><text:span text:style-name="T21">self</text:span><text:span text:style-name="T5">.start_game()<text:line-break/></text:span><text:soft-page-break/><text:span text:style-name="T5"><text:line-break/> <text:s text:c="3"/></text:span><text:span text:style-name="T4">def </text:span><text:span text:style-name="T22">create_widgets</text:span><text:span text:style-name="T5">(</text:span><text:span text:style-name="T21">self</text:span><text:span text:style-name="T5">):<text:line-break/> <text:s text:c="7"/></text:span><text:span text:style-name="T21">self</text:span><text:span text:style-name="T5">.cells = []<text:line-break/> <text:s text:c="7"/></text:span><text:span text:style-name="T4">for </text:span><text:span text:style-name="T5">i </text:span><text:span text:style-name="T4">in </text:span><text:span text:style-name="T6">range</text:span><text:span text:style-name="T5">(</text:span><text:span text:style-name="T8">4</text:span><text:span text:style-name="T5">):<text:line-break/> <text:s text:c="11"/>row = []<text:line-break/> <text:s text:c="11"/></text:span><text:span text:style-name="T4">for </text:span><text:span text:style-name="T5">j </text:span><text:span text:style-name="T4">in </text:span><text:span text:style-name="T6">range</text:span><text:span text:style-name="T5">(</text:span><text:span text:style-name="T8">4</text:span><text:span text:style-name="T5">):<text:line-break/> <text:s text:c="15"/>cell = tk.Label(</text:span><text:span text:style-name="T21">self</text:span><text:span text:style-name="T5">.master, </text:span><text:span text:style-name="T23">text</text:span><text:span text:style-name="T5">=</text:span><text:span text:style-name="T7">""</text:span><text:span text:style-name="T5">, </text:span><text:span text:style-name="T23">width</text:span><text:span text:style-name="T5">=</text:span><text:span text:style-name="T8">4</text:span><text:span text:style-name="T5">, </text:span><text:span text:style-name="T23">height</text:span><text:span text:style-name="T5">=</text:span><text:span text:style-name="T8">2</text:span><text:span text:style-name="T5">, </text:span><text:span text:style-name="T23">font</text:span><text:span text:style-name="T5">=(</text:span><text:span text:style-name="T7">"Helvetica"</text:span><text:span text:style-name="T5">, </text:span><text:span text:style-name="T8">24</text:span><text:span text:style-name="T5">), </text:span><text:span text:style-name="T23">bg</text:span><text:span text:style-name="T5">=</text:span><text:span text:style-name="T7">"lightgray"</text:span><text:span text:style-name="T5">, </text:span><text:span text:style-name="T23">fg</text:span><text:span text:style-name="T5">=</text:span><text:span text:style-name="T7">"black"</text:span><text:span text:style-name="T5">, </text:span><text:span text:style-name="T23">borderwidth</text:span><text:span text:style-name="T5">=</text:span><text:span text:style-name="T8">2</text:span><text:span text:style-name="T5">, </text:span><text:span text:style-name="T23">relief</text:span><text:span text:style-name="T5">=</text:span><text:span text:style-name="T7">"groove"</text:span><text:span text:style-name="T5">)<text:line-break/> <text:s text:c="15"/>cell.grid(</text:span><text:span text:style-name="T23">row</text:span><text:span text:style-name="T5">=i, </text:span><text:span text:style-name="T23">column</text:span><text:span text:style-name="T5">=j, </text:span><text:span text:style-name="T23">padx</text:span><text:span text:style-name="T5">=</text:span><text:span text:style-name="T8">5</text:span><text:span text:style-name="T5">, </text:span><text:span text:style-name="T23">pady</text:span><text:span text:style-name="T5">=</text:span><text:span text:style-name="T8">5</text:span><text:span text:style-name="T5">)<text:line-break/> <text:s text:c="15"/>row.append(cell)<text:line-break/> <text:s text:c="11"/></text:span><text:span text:style-name="T21">self</text:span><text:span text:style-name="T5">.cells.append(row)<text:line-break/> <text:s text:c="7"/></text:span><text:span text:style-name="T21">self</text:span><text:span text:style-name="T5">.master.bind(</text:span><text:span text:style-name="T7">"&lt;Key&gt;"</text:span><text:span text:style-name="T5">, </text:span><text:span text:style-name="T21">self</text:span><text:span text:style-name="T5">.key_pressed)<text:line-break/><text:line-break/> <text:s text:c="3"/></text:span><text:span text:style-name="T4">def </text:span><text:span text:style-name="T22">start_game</text:span><text:span text:style-name="T5">(</text:span><text:span text:style-name="T21">self</text:span><text:span text:style-name="T5">):<text:line-break/> <text:s text:c="7"/></text:span><text:span text:style-name="T21">self</text:span><text:span text:style-name="T5">.add_random_tile()<text:line-break/> <text:s text:c="7"/></text:span><text:span text:style-name="T21">self</text:span><text:span text:style-name="T5">.add_random_tile()<text:line-break/> <text:s text:c="7"/></text:span><text:span text:style-name="T21">self</text:span><text:span text:style-name="T5">.update_grid()<text:line-break/><text:line-break/> <text:s text:c="3"/></text:span><text:span text:style-name="T4">def </text:span><text:span text:style-name="T22">add_random_tile</text:span><text:span text:style-name="T5">(</text:span><text:span text:style-name="T21">self</text:span><text:span text:style-name="T5">):<text:line-break/> <text:s text:c="7"/>empty_cells = [(i, j) </text:span><text:span text:style-name="T4">for </text:span><text:span text:style-name="T5">i </text:span><text:span text:style-name="T4">in </text:span><text:span text:style-name="T6">range</text:span><text:span text:style-name="T5">(</text:span><text:span text:style-name="T8">4</text:span><text:span text:style-name="T5">) </text:span><text:span text:style-name="T4">for </text:span><text:span text:style-name="T5">j </text:span><text:span text:style-name="T4">in </text:span><text:span text:style-name="T6">range</text:span><text:span text:style-name="T5">(</text:span><text:span text:style-name="T8">4</text:span><text:span text:style-name="T5">) </text:span><text:span text:style-name="T4">if </text:span><text:span text:style-name="T21">self</text:span><text:span text:style-name="T5">.grid[i][j] == </text:span><text:span text:style-name="T8">0</text:span><text:span text:style-name="T5">]<text:line-break/> <text:s text:c="7"/></text:span><text:span text:style-name="T4">if </text:span><text:span text:style-name="T5">empty_cells:<text:line-break/> <text:s text:c="11"/>i, j = random.choice(empty_cells)<text:line-break/> <text:s text:c="11"/></text:span><text:span text:style-name="T21">self</text:span><text:span text:style-name="T5">.grid[i][j] = </text:span><text:span text:style-name="T8">2 </text:span><text:span text:style-name="T4">if </text:span><text:span text:style-name="T5">random.random() &lt; </text:span><text:span text:style-name="T8">0.9 </text:span><text:span text:style-name="T4">else </text:span><text:span text:style-name="T8">4<text:line-break/><text:line-break/> <text:s text:c="3"/></text:span><text:span text:style-name="T4">def </text:span><text:span text:style-name="T22">update_grid</text:span><text:span text:style-name="T5">(</text:span><text:span text:style-name="T21">self</text:span><text:span text:style-name="T5">):<text:line-break/> <text:s text:c="7"/></text:span><text:span text:style-name="T4">for </text:span><text:span text:style-name="T5">i </text:span><text:span text:style-name="T4">in </text:span><text:span text:style-name="T6">range</text:span><text:span text:style-name="T5">(</text:span><text:span text:style-name="T8">4</text:span><text:span text:style-name="T5">):<text:line-break/> <text:s text:c="11"/></text:span><text:span text:style-name="T4">for </text:span><text:span text:style-name="T5">j </text:span><text:span text:style-name="T4">in </text:span><text:span text:style-name="T6">range</text:span><text:span text:style-name="T5">(</text:span><text:span text:style-name="T8">4</text:span><text:span text:style-name="T5">):<text:line-break/> <text:s text:c="15"/>value = </text:span><text:span text:style-name="T21">self</text:span><text:span text:style-name="T5">.grid[i][j]<text:line-break/> <text:s text:c="15"/></text:span><text:span text:style-name="T21">self</text:span><text:span text:style-name="T5">.cells[i][j].config(</text:span><text:span text:style-name="T23">text</text:span><text:span text:style-name="T5">=</text:span><text:span text:style-name="T6">str</text:span><text:span text:style-name="T5">(value) </text:span><text:span text:style-name="T4">if </text:span><text:span text:style-name="T5">value != </text:span><text:span text:style-name="T8">0 </text:span><text:span text:style-name="T4">else </text:span><text:span text:style-name="T7">""</text:span><text:span text:style-name="T5">, </text:span><text:span text:style-name="T23">bg</text:span><text:span text:style-name="T5">=</text:span><text:span text:style-name="T21">self</text:span><text:span text:style-name="T5">.get_bg_color(value))<text:line-break/><text:line-break/> <text:s text:c="3"/></text:span><text:span text:style-name="T4">def </text:span><text:span text:style-name="T22">get_bg_color</text:span><text:span text:style-name="T5">(</text:span><text:span text:style-name="T21">self</text:span><text:span text:style-name="T5">, value):<text:line-break/> <text:s text:c="7"/>colors = {<text:line-break/> <text:s text:c="11"/></text:span><text:span text:style-name="T8">0</text:span><text:span text:style-name="T5">: </text:span><text:span text:style-name="T7">"lightgray"</text:span><text:span text:style-name="T5">, </text:span><text:span text:style-name="T8">2</text:span><text:span text:style-name="T5">: </text:span><text:span text:style-name="T7">"lightyellow"</text:span><text:span text:style-name="T5">, </text:span><text:span text:style-name="T8">4</text:span><text:span text:style-name="T5">: </text:span><text:span text:style-name="T7">"lightgoldenrod"</text:span><text:span text:style-name="T5">, </text:span><text:span text:style-name="T8">8</text:span><text:span text:style-name="T5">: </text:span><text:span text:style-name="T7">"orange"</text:span><text:span text:style-name="T5">, </text:span><text:span text:style-name="T8">16</text:span><text:span text:style-name="T5">: </text:span><text:span text:style-name="T7">"darkorange"</text:span><text:span text:style-name="T5">,<text:line-break/> <text:s text:c="11"/></text:span><text:span text:style-name="T8">32</text:span><text:span text:style-name="T5">: </text:span><text:span text:style-name="T7">"tomato"</text:span><text:span text:style-name="T5">, </text:span><text:span text:style-name="T8">64</text:span><text:span text:style-name="T5">: </text:span><text:span text:style-name="T7">"red"</text:span><text:span text:style-name="T5">, </text:span><text:span text:style-name="T8">128</text:span><text:span text:style-name="T5">: </text:span><text:span text:style-name="T7">"yellow"</text:span><text:span text:style-name="T5">, </text:span><text:span text:style-name="T8">256</text:span><text:span text:style-name="T5">: </text:span><text:span text:style-name="T7">"gold"</text:span><text:span text:style-name="T5">, </text:span><text:span text:style-name="T8">512</text:span><text:span text:style-name="T5">: </text:span><text:span text:style-name="T7">"lightgreen"</text:span><text:span text:style-name="T5">, </text:span><text:span text:style-name="T8">1024</text:span><text:span text:style-name="T5">: </text:span><text:span text:style-name="T7">"green"</text:span><text:span text:style-name="T5">, </text:span><text:span text:style-name="T8">2048</text:span><text:span text:style-name="T5">: </text:span><text:span text:style-name="T7">"blue"<text:line-break/> <text:s text:c="7"/></text:span><text:span text:style-name="T5">}<text:line-break/> <text:s text:c="7"/></text:span><text:span text:style-name="T4">return </text:span><text:span text:style-name="T5">colors.get(value, </text:span><text:span text:style-name="T7">"black"</text:span><text:span text:style-name="T5">)<text:line-break/><text:line-break/> <text:s text:c="3"/></text:span><text:span text:style-name="T4">def </text:span><text:span text:style-name="T22">key_pressed</text:span><text:span text:style-name="T5">(</text:span><text:span text:style-name="T21">self</text:span><text:span text:style-name="T5">, event):<text:line-break/> <text:s text:c="7"/>key = event.keysym<text:line-break/> <text:s text:c="7"/></text:span><text:span text:style-name="T4">if </text:span><text:span text:style-name="T5">key </text:span><text:span text:style-name="T4">in </text:span><text:span text:style-name="T5">[</text:span><text:span text:style-name="T7">"Up"</text:span><text:span text:style-name="T5">, </text:span><text:span text:style-name="T7">"Down"</text:span><text:span text:style-name="T5">, </text:span><text:span text:style-name="T7">"Left"</text:span><text:span text:style-name="T5">, </text:span><text:span text:style-name="T7">"Right"</text:span><text:span text:style-name="T5">]:<text:line-break/> <text:s text:c="11"/></text:span><text:span text:style-name="T21">self</text:span><text:span text:style-name="T5">.move(key)<text:line-break/> <text:s text:c="11"/></text:span><text:span text:style-name="T21">self</text:span><text:span text:style-name="T5">.add_random_tile()<text:line-break/> <text:s text:c="11"/></text:span><text:span text:style-name="T21">self</text:span><text:span text:style-name="T5">.update_grid()<text:line-break/> <text:s text:c="11"/></text:span><text:span text:style-name="T4">if </text:span><text:span text:style-name="T21">self</text:span><text:span text:style-name="T5">.check_game_over():<text:line-break/> <text:s text:c="15"/></text:span><text:span text:style-name="T21">self</text:span><text:span text:style-name="T5">.game_over()<text:line-break/><text:line-break/> <text:s text:c="3"/></text:span><text:span text:style-name="T4">def </text:span><text:span text:style-name="T22">move</text:span><text:span text:style-name="T5">(</text:span><text:span text:style-name="T21">self</text:span><text:span text:style-name="T5">, direction):<text:line-break/> <text:s text:c="7"/></text:span><text:span text:style-name="T4">if </text:span><text:span text:style-name="T5">direction == </text:span><text:span text:style-name="T7">"Up"</text:span><text:span text:style-name="T5">:<text:line-break/> <text:s text:c="11"/></text:span><text:span text:style-name="T21">self</text:span><text:span text:style-name="T5">.grid = </text:span><text:span text:style-name="T21">self</text:span><text:span text:style-name="T5">.transpose(</text:span><text:span text:style-name="T21">self</text:span><text:span text:style-name="T5">.grid)<text:line-break/> <text:s text:c="11"/></text:span><text:span text:style-name="T21">self</text:span><text:span text:style-name="T5">.grid = </text:span><text:span text:style-name="T21">self</text:span><text:span text:style-name="T5">.merge(</text:span><text:span text:style-name="T21">self</text:span><text:span text:style-name="T5">.grid)<text:line-break/> <text:s text:c="11"/></text:span><text:span text:style-name="T21">self</text:span><text:span text:style-name="T5">.grid = </text:span><text:span text:style-name="T21">self</text:span><text:span text:style-name="T5">.transpose(</text:span><text:span text:style-name="T21">self</text:span><text:span text:style-name="T5">.grid)<text:line-break/></text:span><text:soft-page-break/><text:span text:style-name="T5"> <text:s text:c="7"/></text:span><text:span text:style-name="T4">elif </text:span><text:span text:style-name="T5">direction == </text:span><text:span text:style-name="T7">"Down"</text:span><text:span text:style-name="T5">:<text:line-break/> <text:s text:c="11"/></text:span><text:span text:style-name="T21">self</text:span><text:span text:style-name="T5">.grid = </text:span><text:span text:style-name="T21">self</text:span><text:span text:style-name="T5">.transpose(</text:span><text:span text:style-name="T21">self</text:span><text:span text:style-name="T5">.grid)<text:line-break/> <text:s text:c="11"/></text:span><text:span text:style-name="T21">self</text:span><text:span text:style-name="T5">.grid = </text:span><text:span text:style-name="T21">self</text:span><text:span text:style-name="T5">.merge(</text:span><text:span text:style-name="T21">self</text:span><text:span text:style-name="T5">.grid[::-</text:span><text:span text:style-name="T8">1</text:span><text:span text:style-name="T5">])[::-</text:span><text:span text:style-name="T8">1</text:span><text:span text:style-name="T5">]<text:line-break/> <text:s text:c="11"/></text:span><text:span text:style-name="T21">self</text:span><text:span text:style-name="T5">.grid = </text:span><text:span text:style-name="T21">self</text:span><text:span text:style-name="T5">.transpose(</text:span><text:span text:style-name="T21">self</text:span><text:span text:style-name="T5">.grid)<text:line-break/> <text:s text:c="7"/></text:span><text:span text:style-name="T4">elif </text:span><text:span text:style-name="T5">direction == </text:span><text:span text:style-name="T7">"Left"</text:span><text:span text:style-name="T5">:<text:line-break/> <text:s text:c="11"/></text:span><text:span text:style-name="T21">self</text:span><text:span text:style-name="T5">.grid = </text:span><text:span text:style-name="T21">self</text:span><text:span text:style-name="T5">.merge(</text:span><text:span text:style-name="T21">self</text:span><text:span text:style-name="T5">.grid)<text:line-break/> <text:s text:c="7"/></text:span><text:span text:style-name="T4">elif </text:span><text:span text:style-name="T5">direction == </text:span><text:span text:style-name="T7">"Right"</text:span><text:span text:style-name="T5">:<text:line-break/> <text:s text:c="11"/></text:span><text:span text:style-name="T21">self</text:span><text:span text:style-name="T5">.grid = </text:span><text:span text:style-name="T21">self</text:span><text:span text:style-name="T5">.merge(</text:span><text:span text:style-name="T21">self</text:span><text:span text:style-name="T5">.grid[::-</text:span><text:span text:style-name="T8">1</text:span><text:span text:style-name="T5">])[::-</text:span><text:span text:style-name="T8">1</text:span><text:span text:style-name="T5">]<text:line-break/><text:line-break/> <text:s text:c="3"/></text:span><text:span text:style-name="T4">def </text:span><text:span text:style-name="T22">merge</text:span><text:span text:style-name="T5">(</text:span><text:span text:style-name="T21">self</text:span><text:span text:style-name="T5">, grid):<text:line-break/> <text:s text:c="7"/>new_grid = [[</text:span><text:span text:style-name="T8">0</text:span><text:span text:style-name="T5">] * </text:span><text:span text:style-name="T8">4 </text:span><text:span text:style-name="T4">for </text:span><text:span text:style-name="T5">_ </text:span><text:span text:style-name="T4">in </text:span><text:span text:style-name="T6">range</text:span><text:span text:style-name="T5">(</text:span><text:span text:style-name="T8">4</text:span><text:span text:style-name="T5">)]<text:line-break/> <text:s text:c="7"/></text:span><text:span text:style-name="T4">for </text:span><text:span text:style-name="T5">i </text:span><text:span text:style-name="T4">in </text:span><text:span text:style-name="T6">range</text:span><text:span text:style-name="T5">(</text:span><text:span text:style-name="T8">4</text:span><text:span text:style-name="T5">):<text:line-break/> <text:s text:c="11"/>fill_position = </text:span><text:span text:style-name="T8">0<text:line-break/> <text:s text:c="11"/></text:span><text:span text:style-name="T4">for </text:span><text:span text:style-name="T5">j </text:span><text:span text:style-name="T4">in </text:span><text:span text:style-name="T6">range</text:span><text:span text:style-name="T5">(</text:span><text:span text:style-name="T8">4</text:span><text:span text:style-name="T5">):</text:span><text:span text:style-name="T10"><text:line-break/></text:span><text:span text:style-name="T5"> <text:s text:c="15"/></text:span><text:span text:style-name="T4">if </text:span><text:span text:style-name="T5">grid[i][j] != </text:span><text:span text:style-name="T8">0</text:span><text:span text:style-name="T5">:<text:line-break/> <text:s text:c="19"/>new_grid[i][fill_position] = grid[i][j]<text:line-break/> <text:s text:c="19"/>fill_position += </text:span><text:span text:style-name="T8">1<text:line-break/> <text:s text:c="11"/></text:span><text:span text:style-name="T4">for </text:span><text:span text:style-name="T5">j </text:span><text:span text:style-name="T4">in </text:span><text:span text:style-name="T6">range</text:span><text:span text:style-name="T5">(</text:span><text:span text:style-name="T8">3</text:span><text:span text:style-name="T5">):<text:line-break/> <text:s text:c="15"/></text:span><text:span text:style-name="T4">if </text:span><text:span text:style-name="T5">new_grid[i][j] == new_grid[i][j + </text:span><text:span text:style-name="T8">1</text:span><text:span text:style-name="T5">] </text:span><text:span text:style-name="T4">and </text:span><text:span text:style-name="T5">new_grid[i][j] != </text:span><text:span text:style-name="T8">0</text:span><text:span text:style-name="T5">:<text:line-break/> <text:s text:c="19"/>new_grid[i][j] *= </text:span><text:span text:style-name="T8">2<text:line-break/> <text:s text:c="19"/></text:span><text:span text:style-name="T5">new_grid[i][j + </text:span><text:span text:style-name="T8">1</text:span><text:span text:style-name="T5">] = </text:span><text:span text:style-name="T8">0<text:line-break/> <text:s text:c="11"/></text:span><text:span text:style-name="T5">new_grid[i] = [num </text:span><text:span text:style-name="T4">for </text:span><text:span text:style-name="T5">num </text:span><text:span text:style-name="T4">in </text:span><text:span text:style-name="T5">new_grid[i] </text:span><text:span text:style-name="T4">if </text:span><text:span text:style-name="T5">num != </text:span><text:span text:style-name="T8">0</text:span><text:span text:style-name="T5">] + [</text:span><text:span text:style-name="T8">0</text:span><text:span text:style-name="T5">] * (</text:span><text:span text:style-name="T8">4 </text:span><text:span text:style-name="T5">- </text:span><text:span text:style-name="T6">len</text:span><text:span text:style-name="T5">([num </text:span><text:span text:style-name="T4">for </text:span><text:span text:style-name="T5">num </text:span><text:span text:style-name="T4">in </text:span><text:span text:style-name="T5">new_grid[i] </text:span><text:span text:style-name="T4">if </text:span><text:span text:style-name="T5">num != </text:span><text:span text:style-name="T8">0</text:span><text:span text:style-name="T5">]))<text:line-break/> <text:s text:c="7"/></text:span><text:span text:style-name="T4">return </text:span><text:span text:style-name="T5">new_grid<text:line-break/><text:line-break/> <text:s text:c="3"/></text:span><text:span text:style-name="T4">def </text:span><text:span text:style-name="T22">transpose</text:span><text:span text:style-name="T5">(</text:span><text:span text:style-name="T21">self</text:span><text:span text:style-name="T5">, grid):<text:line-break/> <text:s text:c="7"/></text:span><text:span text:style-name="T4">return </text:span><text:span text:style-name="T5">[</text:span><text:span text:style-name="T6">list</text:span><text:span text:style-name="T5">(row) </text:span><text:span text:style-name="T4">for </text:span><text:span text:style-name="T5">row </text:span><text:span text:style-name="T4">in </text:span><text:span text:style-name="T6">zip</text:span><text:span text:style-name="T5">(*grid)]<text:line-break/><text:line-break/> <text:s text:c="3"/></text:span><text:span text:style-name="T4">def </text:span><text:span text:style-name="T22">check_game_over</text:span><text:span text:style-name="T5">(</text:span><text:span text:style-name="T21">self</text:span><text:span text:style-name="T5">):<text:line-break/> <text:s text:c="7"/></text:span><text:span text:style-name="T4">for </text:span><text:span text:style-name="T5">i </text:span><text:span text:style-name="T4">in </text:span><text:span text:style-name="T6">range</text:span><text:span text:style-name="T5">(</text:span><text:span text:style-name="T8">4</text:span><text:span text:style-name="T5">):<text:line-break/> <text:s text:c="11"/></text:span><text:span text:style-name="T4">for </text:span><text:span text:style-name="T5">j </text:span><text:span text:style-name="T4">in </text:span><text:span text:style-name="T6">range</text:span><text:span text:style-name="T5">(</text:span><text:span text:style-name="T8">4</text:span><text:span text:style-name="T5">):<text:line-break/> <text:s text:c="15"/></text:span><text:span text:style-name="T4">if </text:span><text:span text:style-name="T21">self</text:span><text:span text:style-name="T5">.grid[i][j] == </text:span><text:span text:style-name="T8">0</text:span><text:span text:style-name="T5">:<text:line-break/> <text:s text:c="19"/></text:span><text:span text:style-name="T4">return False<text:line-break/> <text:s text:c="15"/>if </text:span><text:span text:style-name="T5">i &lt; </text:span><text:span text:style-name="T8">3 </text:span><text:span text:style-name="T4">and </text:span><text:span text:style-name="T21">self</text:span><text:span text:style-name="T5">.grid[i][j] == </text:span><text:span text:style-name="T21">self</text:span><text:span text:style-name="T5">.grid[i + </text:span><text:span text:style-name="T8">1</text:span><text:span text:style-name="T5">][j]:<text:line-break/> <text:s text:c="19"/></text:span><text:span text:style-name="T4">return False<text:line-break/> <text:s text:c="15"/>if </text:span><text:span text:style-name="T5">j &lt; </text:span><text:span text:style-name="T8">3 </text:span><text:span text:style-name="T4">and </text:span><text:span text:style-name="T21">self</text:span><text:span text:style-name="T5">.grid[i][j] == </text:span><text:span text:style-name="T21">self</text:span><text:span text:style-name="T5">.grid[i][j + </text:span><text:span text:style-name="T8">1</text:span><text:span text:style-name="T5">]:<text:line-break/> <text:s text:c="19"/></text:span><text:span text:style-name="T4">return False<text:line-break/> <text:s text:c="7"/>return True<text:line-break/><text:line-break/> <text:s text:c="3"/>def </text:span><text:span text:style-name="T22">game_over</text:span><text:span text:style-name="T5">(</text:span><text:span text:style-name="T21">self</text:span><text:span text:style-name="T5">):<text:line-break/> <text:s text:c="7"/>game_over_label = tk.Label(</text:span><text:span text:style-name="T21">self</text:span><text:span text:style-name="T5">.master, </text:span><text:span text:style-name="T23">text</text:span><text:span text:style-name="T5">=</text:span><text:span text:style-name="T7">"Game Over!"</text:span><text:span text:style-name="T5">, </text:span><text:span text:style-name="T23">font</text:span><text:span text:style-name="T5">=(</text:span><text:span text:style-name="T7">"Helvetica"</text:span><text:span text:style-name="T5">, </text:span><text:span text:style-name="T8">24</text:span><text:span text:style-name="T5">), </text:span><text:span text:style-name="T23">bg</text:span><text:span text:style-name="T5">=</text:span><text:span text:style-name="T7">"red"</text:span><text:span text:style-name="T5">, </text:span><text:span text:style-name="T23">fg</text:span><text:span text:style-name="T5">=</text:span><text:span text:style-name="T7">"white"</text:span><text:span text:style-name="T5">)<text:line-break/> <text:s text:c="7"/>game_over_label.grid(</text:span><text:span text:style-name="T23">row</text:span><text:span text:style-name="T5">=</text:span><text:span text:style-name="T8">2</text:span><text:span text:style-name="T5">, </text:span><text:span text:style-name="T23">column</text:span><text:span text:style-name="T5">=</text:span><text:span text:style-name="T8">0</text:span><text:span text:style-name="T5">, </text:span><text:span text:style-name="T23">columnspan</text:span><text:span text:style-name="T5">=</text:span><text:span text:style-name="T8">4</text:span><text:span text:style-name="T5">)<text:line-break/><text:line-break/></text:span><text:span text:style-name="T4">if </text:span><text:span text:style-name="T5">__name__ == </text:span><text:span text:style-name="T7">"__main__"</text:span><text:span text:style-name="T5">:<text:line-break/> <text:s text:c="3"/>root = tk.Tk()<text:line-break/> <text:s text:c="3"/>game = Game2048(root)<text:line-break/> <text:s text:c="3"/>root.mainloop()<text:line-break/><text:line-break/></text:span><text:span text:style-name="T10"><text:line-break/></text:span></text:p>
      <text:p text:style-name="P21"/>
      <text:p text:style-name="P21"><text:soft-page-break/></text:p>
      <text:p text:style-name="P22">6. <text:span text:style-name="T24">Rock paper scisors game</text:span></text:p>
      <text:p text:style-name="P23"><text:span text:style-name="T24"/></text:p>
      <text:p text:style-name="P22"><text:span text:style-name="T24"/></text:p>
      <text:p text:style-name="P24" loext:marker-style-name="T3"><text:span text:style-name="T13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/text:span><text:span text:style-name="T15">print</text:span><text:span text:style-name="T14">(</text:span><text:span text:style-name="T16">"Rock, paper. scisors game (r,p,s)"</text:span><text:span text:style-name="T14">)<text:line-break/><text:line-break/><text:line-break/></text:span><text:span text:style-name="T13">while True</text:span><text:span text:style-name="T14">:<text:line-break/> <text:s text:c="3"/>user_choice = </text:span><text:span text:style-name="T15">input</text:span><text:span text:style-name="T14">(</text:span><text:span text:style-name="T16">"User choice: "</text:span><text:span text:style-name="T14">)<text:line-break/> <text:s text:c="3"/>computer_choice = </text:span><text:span text:style-name="T15">input</text:span><text:span text:style-name="T14">(</text:span><text:span text:style-name="T16">"Computer choice: "</text:span><text:span text:style-name="T14">)<text:line-break/> <text:s text:c="3"/></text:span><text:span text:style-name="T13">if </text:span><text:span text:style-name="T14">user_choice != computer_choice:<text:line-break/> <text:s text:c="7"/></text:span><text:span text:style-name="T13">if </text:span><text:span text:style-name="T14">user_choice == </text:span><text:span text:style-name="T16">"r" </text:span><text:span text:style-name="T13">and </text:span><text:span text:style-name="T14">computer_choice == </text:span><text:span text:style-name="T16">"p"</text:span><text:span text:style-name="T14">:<text:line-break/> <text:s text:c="11"/></text:span><text:span text:style-name="T15">print</text:span><text:span text:style-name="T14">(</text:span><text:span text:style-name="T16">"Computer wins"</text:span><text:span text:style-name="T14">)<text:line-break/> <text:s text:c="11"/>question = </text:span><text:span text:style-name="T15">input</text:span><text:span text:style-name="T14">(</text:span><text:span text:style-name="T16">"Play again? "</text:span><text:span text:style-name="T14">)<text:line-break/> <text:s text:c="11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5"/></text:span><text:span text:style-name="T13">continue<text:line-break/> <text:s text:c="11"/>else</text:span><text:span text:style-name="T14">:<text:line-break/> <text:s text:c="15"/></text:span><text:span text:style-name="T13">break<text:line-break/> <text:s text:c="7"/>elif </text:span><text:span text:style-name="T14">user_choice == </text:span><text:span text:style-name="T16">"r" </text:span><text:span text:style-name="T13">and </text:span><text:span text:style-name="T14">computer_choice == </text:span><text:span text:style-name="T16">"s"</text:span><text:span text:style-name="T14">:<text:line-break/> <text:s text:c="11"/></text:span><text:span text:style-name="T15">print</text:span><text:span text:style-name="T14">(</text:span><text:span text:style-name="T16">"User wins"</text:span><text:span text:style-name="T14">)<text:line-break/> <text:s text:c="11"/>question = </text:span><text:span text:style-name="T15">input</text:span><text:span text:style-name="T14">(</text:span><text:span text:style-name="T16">"Play again? "</text:span><text:span text:style-name="T14">)<text:line-break/> <text:s text:c="11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5"/></text:span><text:span text:style-name="T13">continue<text:line-break/> <text:s text:c="11"/>else</text:span><text:span text:style-name="T14">:<text:line-break/> <text:s text:c="15"/></text:span><text:span text:style-name="T13">break<text:line-break/> <text:s text:c="7"/>elif </text:span><text:span text:style-name="T14">user_choice == </text:span><text:span text:style-name="T16">"p" </text:span><text:span text:style-name="T13">and </text:span><text:span text:style-name="T14">computer_choice == </text:span><text:span text:style-name="T16">"r"</text:span><text:span text:style-name="T14">:<text:line-break/> <text:s text:c="11"/></text:span><text:span text:style-name="T15">print</text:span><text:span text:style-name="T14">(</text:span><text:span text:style-name="T16">"User wins"</text:span><text:span text:style-name="T14">)<text:line-break/> <text:s text:c="11"/>question = </text:span><text:span text:style-name="T15">input</text:span><text:span text:style-name="T14">(</text:span><text:span text:style-name="T16">"Play again? "</text:span><text:span text:style-name="T14">)<text:line-break/> <text:s text:c="11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5"/></text:span><text:span text:style-name="T13">continue<text:line-break/> <text:s text:c="11"/>else</text:span><text:span text:style-name="T14">:<text:line-break/> <text:s text:c="15"/></text:span><text:span text:style-name="T13">break<text:line-break/> <text:s text:c="7"/>elif </text:span><text:span text:style-name="T14">user_choice == </text:span><text:span text:style-name="T16">"p" </text:span><text:span text:style-name="T13">and </text:span><text:span text:style-name="T14">computer_choice == </text:span><text:span text:style-name="T16">"s"</text:span><text:span text:style-name="T14">:<text:line-break/> <text:s text:c="11"/></text:span><text:span text:style-name="T15">print</text:span><text:span text:style-name="T14">(</text:span><text:span text:style-name="T16">"Computer wins"</text:span><text:span text:style-name="T14">)<text:line-break/> <text:s text:c="11"/>question = </text:span><text:span text:style-name="T15">input</text:span><text:span text:style-name="T14">(</text:span><text:span text:style-name="T16">"Play again? "</text:span><text:span text:style-name="T14">)<text:line-break/> <text:s text:c="11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5"/></text:span><text:span text:style-name="T13">continue<text:line-break/> <text:s text:c="11"/>else</text:span><text:span text:style-name="T14">:<text:line-break/> <text:s text:c="15"/></text:span><text:span text:style-name="T13">break<text:line-break/> <text:s text:c="7"/>elif </text:span><text:span text:style-name="T14">user_choice == </text:span><text:span text:style-name="T16">"s" </text:span><text:span text:style-name="T13">and </text:span><text:span text:style-name="T14">computer_choice == </text:span><text:span text:style-name="T16">"r"</text:span><text:span text:style-name="T14">:<text:line-break/> <text:s text:c="11"/></text:span><text:span text:style-name="T15">print</text:span><text:span text:style-name="T14">(</text:span><text:span text:style-name="T16">"Computer wins"</text:span><text:span text:style-name="T14">)<text:line-break/> <text:s text:c="11"/>question = </text:span><text:span text:style-name="T15">input</text:span><text:span text:style-name="T14">(</text:span><text:span text:style-name="T16">"Play again? "</text:span><text:span text:style-name="T14">)<text:line-break/> <text:s text:c="11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5"/></text:span><text:span text:style-name="T13">continue<text:line-break/> <text:s text:c="11"/>else</text:span><text:span text:style-name="T14">:<text:line-break/> <text:s text:c="15"/></text:span><text:span text:style-name="T13">break<text:line-break/> <text:s text:c="7"/>elif </text:span><text:span text:style-name="T14">user_choice == </text:span><text:span text:style-name="T16">"s" </text:span><text:span text:style-name="T13">and </text:span><text:span text:style-name="T14">computer_choice == </text:span><text:span text:style-name="T16">"p"</text:span><text:span text:style-name="T14">:<text:line-break/></text:span><text:soft-page-break/><text:span text:style-name="T14"> <text:s text:c="11"/></text:span><text:span text:style-name="T15">print</text:span><text:span text:style-name="T14">(</text:span><text:span text:style-name="T16">"User wins"</text:span><text:span text:style-name="T14">)<text:line-break/> <text:s text:c="11"/>question = </text:span><text:span text:style-name="T15">input</text:span><text:span text:style-name="T14">(</text:span><text:span text:style-name="T16">"Play again? "</text:span><text:span text:style-name="T14">)<text:line-break/> <text:s text:c="11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5"/></text:span><text:span text:style-name="T13">continue<text:line-break/> <text:s text:c="11"/>else</text:span><text:span text:style-name="T14">:<text:line-break/> <text:s text:c="15"/></text:span><text:span text:style-name="T13">break<text:line-break/> <text:s text:c="3"/>else</text:span><text:span text:style-name="T14">:<text:line-break/> <text:s text:c="7"/></text:span><text:span text:style-name="T15">print</text:span><text:span text:style-name="T14">(</text:span><text:span text:style-name="T16">"Same result. tie"</text:span><text:span text:style-name="T14">)<text:line-break/> <text:s text:c="7"/></text:span><text:span text:style-name="T13">break</text:span></text:p>
      <text:p text:style-name="P25"><text:span text:style-name="T25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7"><text:span text:style-name="T27">7. </text:span><text:bookmark text:name="pq48"/><text:span text:style-name="T26">Create Text Adventure Game in Python</text:span></text:p>
      <text:p text:style-name="P27"><text:span text:style-name="T26"/></text:p>
      <text:p text:style-name="P11"><text:span text:style-name="T28">Description</text:span><text:span text:style-name="T26">: </text:span><text:span text:style-name="T29">A simple adventure-like game, in which we give directions to the player on where he might, and might-not go. </text:span></text:p>
      <text:p text:style-name="P27"><text:span text:style-name="T26"/></text:p>
      <text:p text:style-name="P28" loext:marker-style-name="T10"><text:span text:style-name="T30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/text:span><text:span text:style-name="T13">from </text:span><text:span text:style-name="T14">websocket </text:span><text:span text:style-name="T13">import </text:span><text:span text:style-name="T14">continuous_frame<text:line-break/><text:line-break/></text:span><text:span text:style-name="T15">print</text:span><text:span text:style-name="T14">(</text:span><text:span text:style-name="T16">"Text adventure game"</text:span><text:span text:style-name="T14">)<text:line-break/><text:line-break/><text:line-break/><text:line-break/></text:span><text:span text:style-name="T13">while True</text:span><text:span text:style-name="T14">:<text:line-break/> <text:s text:c="3"/>direction = [</text:span><text:span text:style-name="T16">"up"</text:span><text:span text:style-name="T14">, </text:span><text:span text:style-name="T16">"Up"</text:span><text:span text:style-name="T14">, </text:span><text:span text:style-name="T16">"down"</text:span><text:span text:style-name="T14">, </text:span><text:span text:style-name="T16">"Down"</text:span><text:span text:style-name="T14">, </text:span><text:span text:style-name="T16">"left"</text:span><text:span text:style-name="T14">, </text:span><text:span text:style-name="T16">"Left"</text:span><text:span text:style-name="T14">, </text:span><text:span text:style-name="T16">"right"</text:span><text:span text:style-name="T14">, </text:span><text:span text:style-name="T16">"Right"</text:span><text:span text:style-name="T14">]<text:line-break/> <text:s text:c="3"/>question = </text:span><text:span text:style-name="T15">input</text:span><text:span text:style-name="T14">(</text:span><text:span text:style-name="T16">"Do you want to play the game? "</text:span><text:span text:style-name="T14">)<text:line-break/> <text:s text:c="3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7"/>choose_direction = </text:span><text:span text:style-name="T15">input</text:span><text:span text:style-name="T14">(</text:span><text:span text:style-name="T16">"Choose direction: "</text:span><text:span text:style-name="T14">)<text:line-break/> <text:s text:c="7"/></text:span><text:span text:style-name="T13">if </text:span><text:span text:style-name="T14">choose_direction </text:span><text:span text:style-name="T13">in </text:span><text:span text:style-name="T14">direction </text:span><text:span text:style-name="T13">and </text:span><text:span text:style-name="T14">choose_direction == </text:span><text:span text:style-name="T16">"right" </text:span><text:span text:style-name="T13">or </text:span><text:span text:style-name="T14">choose_direction == </text:span><text:span text:style-name="T16">"Right"</text:span><text:span text:style-name="T14">:<text:line-break/> <text:s text:c="11"/></text:span><text:span text:style-name="T13">continue<text:line-break/> <text:s text:c="7"/></text:span><text:span text:style-name="T14">new_direction = </text:span><text:span text:style-name="T15">input</text:span><text:span text:style-name="T14">(</text:span><text:span text:style-name="T16">"New direction: "</text:span><text:span text:style-name="T14">)<text:line-break/> <text:s text:c="7"/></text:span><text:span text:style-name="T13">elif </text:span><text:span text:style-name="T14">new_direction </text:span><text:span text:style-name="T13">in </text:span><text:span text:style-name="T14">direction </text:span><text:span text:style-name="T13">and </text:span><text:span text:style-name="T14">new_direction == </text:span><text:span text:style-name="T16">"right" </text:span><text:span text:style-name="T13">or </text:span><text:span text:style-name="T14">new_direction == </text:span><text:span text:style-name="T16">"Right"</text:span><text:span text:style-name="T14">:<text:line-break/> <text:s text:c="11"/>contin<text:line-break/> <text:s text:c="7"/></text:span><text:span text:style-name="T13">else</text:span><text:span text:style-name="T14">:<text:line-break/> <text:s text:c="11"/></text:span><text:span text:style-name="T15">print</text:span><text:span text:style-name="T14">(</text:span><text:span text:style-name="T16">"Game over"</text:span><text:span text:style-name="T14">)<text:line-break/> <text:s text:c="11"/></text:span><text:span text:style-name="T13">break<text:line-break/> <text:s text:c="3"/>else</text:span><text:span text:style-name="T14">:<text:line-break/> <text:s text:c="7"/></text:span><text:span text:style-name="T15">print</text:span><text:span text:style-name="T14">(</text:span><text:span text:style-name="T16">"You chose not to play"</text:span><text:span text:style-name="T14">)<text:line-break/></text:span></text:p>
      <text:p text:style-name="P27"><text:soft-page-break/><text:span text:style-name="T26"/></text:p>
      <text:h text:style-name="P29" text:outline-level="3"><text:bookmark text:name="pq51"/>51. Python Calculator</text:h>
      <text:p text:style-name="P30"/>
      <text:p text:style-name="P11"><text:span text:style-name="T1">Description</text:span>: <text:span text:style-name="T31">Simple python calculator with the basic arythmetic operators and 2 numbers.</text:span></text:p>
      <text:p text:style-name="P27"><text:span text:style-name="T26"/></text:p>
      <text:p text:style-name="P9" loext:marker-style-name="T10"><text:span text:style-name="T32">import </text:span><text:span text:style-name="T5">random<text:line-break/></text:span><text:span text:style-name="T4">from </text:span><text:span text:style-name="T5">math </text:span><text:span text:style-name="T4">import </text:span><text:span text:style-name="T5">*<text:line-break/><text:line-break/><text:line-break/></text:span><text:span text:style-name="T6">print</text:span><text:span text:style-name="T5">(</text:span><text:span text:style-name="T7">"Python calculator game"</text:span><text:span text:style-name="T5">)<text:line-break/><text:line-break/><text:line-break/><text:line-break/></text:span><text:span text:style-name="T4">while True</text:span><text:span text:style-name="T5">:<text:line-break/> <text:s text:c="3"/>operator = [</text:span><text:span text:style-name="T7">"+"</text:span><text:span text:style-name="T5">, </text:span><text:span text:style-name="T7">"-"</text:span><text:span text:style-name="T5">, </text:span><text:span text:style-name="T7">"/"</text:span><text:span text:style-name="T5">, </text:span><text:span text:style-name="T7">"*"</text:span><text:span text:style-name="T5">]<text:line-break/> <text:s text:c="3"/></text:span><text:span text:style-name="T6">print</text:span><text:span text:style-name="T5">(</text:span><text:span text:style-name="T7">"Operators: "</text:span><text:span text:style-name="T5">, operator)<text:line-break/> <text:s text:c="3"/>number1 = random.randint(</text:span><text:span text:style-name="T8">1</text:span><text:span text:style-name="T5">, </text:span><text:span text:style-name="T8">100</text:span><text:span text:style-name="T5">)<text:line-break/> <text:s text:c="3"/></text:span><text:span text:style-name="T6">print</text:span><text:span text:style-name="T5">(</text:span><text:span text:style-name="T7">"number1: "</text:span><text:span text:style-name="T5">, number1)<text:line-break/> <text:s text:c="3"/>number2 = random.randint(</text:span><text:span text:style-name="T8">1</text:span><text:span text:style-name="T5">, </text:span><text:span text:style-name="T8">100</text:span><text:span text:style-name="T5">)<text:line-break/> <text:s text:c="3"/></text:span><text:span text:style-name="T6">print</text:span><text:span text:style-name="T5">(</text:span><text:span text:style-name="T7">"number2: "</text:span><text:span text:style-name="T5">, number2)<text:line-break/> <text:s text:c="3"/>choose_operator = </text:span><text:span text:style-name="T6">input</text:span><text:span text:style-name="T5">(</text:span><text:span text:style-name="T7">"Choose operator from operators: "</text:span><text:span text:style-name="T5">)<text:line-break/> <text:s text:c="3"/></text:span><text:span text:style-name="T4">if </text:span><text:span text:style-name="T5">choose_operator == </text:span><text:span text:style-name="T7">"+"</text:span><text:span text:style-name="T5">:<text:line-break/> <text:s text:c="7"/></text:span><text:span text:style-name="T6">print</text:span><text:span text:style-name="T5">(</text:span><text:span text:style-name="T7">"Addition."</text:span><text:span text:style-name="T5">, number1 + number2)<text:line-break/> <text:s text:c="7"/>another_operation = </text:span><text:span text:style-name="T6">input</text:span><text:span text:style-name="T5">(</text:span><text:span text:style-name="T7">"Do you want another operation? "</text:span><text:span text:style-name="T5">)<text:line-break/> <text:s text:c="7"/></text:span><text:span text:style-name="T4">if </text:span><text:span text:style-name="T5">another_operation == </text:span><text:span text:style-name="T7">"Yes" </text:span><text:span text:style-name="T4">or </text:span><text:span text:style-name="T5">another_operation == </text:span><text:span text:style-name="T7">"yes"</text:span><text:span text:style-name="T5">:<text:line-break/> <text:s text:c="11"/></text:span><text:span text:style-name="T4">continue<text:line-break/> <text:s text:c="7"/>else</text:span><text:span text:style-name="T5">:<text:line-break/> <text:s text:c="11"/></text:span><text:span text:style-name="T4">break<text:line-break/> <text:s text:c="3"/>elif </text:span><text:span text:style-name="T5">choose_operator == </text:span><text:span text:style-name="T7">"-"</text:span><text:span text:style-name="T5">:<text:line-break/> <text:s text:c="7"/></text:span><text:span text:style-name="T6">print</text:span><text:span text:style-name="T5">(</text:span><text:span text:style-name="T7">"Subtraction."</text:span><text:span text:style-name="T5">, number1 - number2)<text:line-break/> <text:s text:c="7"/>another_operation = </text:span><text:span text:style-name="T6">input</text:span><text:span text:style-name="T5">(</text:span><text:span text:style-name="T7">"Do you want another operation? "</text:span><text:span text:style-name="T5">)<text:line-break/> <text:s text:c="7"/></text:span><text:span text:style-name="T4">if </text:span><text:span text:style-name="T5">another_operation == </text:span><text:span text:style-name="T7">"Yes" </text:span><text:span text:style-name="T4">or </text:span><text:span text:style-name="T5">another_operation == </text:span><text:span text:style-name="T7">"yes"</text:span><text:span text:style-name="T5">:<text:line-break/> <text:s text:c="11"/></text:span><text:span text:style-name="T4">continue<text:line-break/> <text:s text:c="7"/>else</text:span><text:span text:style-name="T5">:<text:line-break/> <text:s text:c="11"/></text:span><text:span text:style-name="T4">break<text:line-break/> <text:s text:c="3"/>elif </text:span><text:span text:style-name="T5">choose_operator == </text:span><text:span text:style-name="T7">"*"</text:span><text:span text:style-name="T5">:<text:line-break/> <text:s text:c="7"/></text:span><text:span text:style-name="T6">print</text:span><text:span text:style-name="T5">(</text:span><text:span text:style-name="T7">"Multiplication."</text:span><text:span text:style-name="T5">, number1 * number2)<text:line-break/> <text:s text:c="7"/>another_operation = </text:span><text:span text:style-name="T6">input</text:span><text:span text:style-name="T5">(</text:span><text:span text:style-name="T7">"Do you want another operation? "</text:span><text:span text:style-name="T5">)<text:line-break/> <text:s text:c="7"/></text:span><text:span text:style-name="T4">if </text:span><text:span text:style-name="T5">another_operation == </text:span><text:span text:style-name="T7">"Yes" </text:span><text:span text:style-name="T4">or </text:span><text:span text:style-name="T5">another_operation == </text:span><text:span text:style-name="T7">"yes"</text:span><text:span text:style-name="T5">:<text:line-break/> <text:s text:c="11"/></text:span><text:span text:style-name="T4">continue<text:line-break/> <text:s text:c="7"/>else</text:span><text:span text:style-name="T5">:<text:line-break/> <text:s text:c="11"/></text:span><text:span text:style-name="T4">break<text:line-break/> <text:s text:c="3"/>elif </text:span><text:span text:style-name="T5">choose_operator == </text:span><text:span text:style-name="T7">"/"</text:span><text:span text:style-name="T5">:<text:line-break/> <text:s text:c="7"/></text:span><text:span text:style-name="T6">print</text:span><text:span text:style-name="T5">(</text:span><text:span text:style-name="T7">"Division."</text:span><text:span text:style-name="T5">, number1/ number2)<text:line-break/> <text:s text:c="7"/>another_operation = </text:span><text:span text:style-name="T6">input</text:span><text:span text:style-name="T5">(</text:span><text:span text:style-name="T7">"Do you want another operation? "</text:span><text:span text:style-name="T5">)<text:line-break/> <text:s text:c="7"/></text:span><text:span text:style-name="T4">if </text:span><text:span text:style-name="T5">another_operation == </text:span><text:span text:style-name="T7">"Yes" </text:span><text:span text:style-name="T4">or </text:span><text:span text:style-name="T5">another_operation == </text:span><text:span text:style-name="T7">"yes"</text:span><text:span text:style-name="T5">:<text:line-break/> <text:s text:c="11"/></text:span><text:span text:style-name="T4">continue<text:line-break/></text:span><text:soft-page-break/><text:span text:style-name="T4"> <text:s text:c="7"/>else</text:span><text:span text:style-name="T5">:<text:line-break/> <text:s text:c="11"/></text:span><text:span text:style-name="T4">break<text:line-break/> <text:s text:c="3"/>else</text:span><text:span text:style-name="T5">:<text:line-break/> <text:s text:c="7"/></text:span><text:span text:style-name="T6">print</text:span><text:span text:style-name="T5">(</text:span><text:span text:style-name="T7">"Invalid choice"</text:span><text:span text:style-name="T5">)<text:line-break/></text:span><text:span text:style-name="T10"><text:line-break/><text:line-break/></text:span></text:p>
      <text:p text:style-name="P27"><text:span text:style-name="T26"/></text:p>
      <text:p text:style-name="P27"><text:span text:style-name="T26"/></text:p>
      <text:p text:style-name="P31">52. Pasword generator</text:p>
      <text:p text:style-name="P32"><text:span text:style-name="T25"/></text:p>
      <text:p text:style-name="P33"><text:span text:style-name="T25"/></text:p>
      <text:p text:style-name="P12" loext:marker-style-name="T10"><text:span text:style-name="T30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text:line-break/></text:span><text:span text:style-name="T15">print</text:span><text:span text:style-name="T14">(</text:span><text:span text:style-name="T16">"Password generator game"</text:span><text:span text:style-name="T14">)<text:line-break/><text:line-break/>letters = [</text:span><text:span text:style-name="T16">'a'</text:span><text:span text:style-name="T14">, </text:span><text:span text:style-name="T16">'b'</text:span><text:span text:style-name="T14">, </text:span><text:span text:style-name="T16">'c'</text:span><text:span text:style-name="T14">, </text:span><text:span text:style-name="T16">'d'</text:span><text:span text:style-name="T14">, </text:span><text:span text:style-name="T16">'e'</text:span><text:span text:style-name="T14">, </text:span><text:span text:style-name="T16">'f'</text:span><text:span text:style-name="T14">, </text:span><text:span text:style-name="T16">'g'</text:span><text:span text:style-name="T14">, </text:span><text:span text:style-name="T16">'h'</text:span><text:span text:style-name="T14">, </text:span><text:span text:style-name="T16">'i'</text:span><text:span text:style-name="T14">, </text:span><text:span text:style-name="T16">'j'</text:span><text:span text:style-name="T14">, </text:span><text:span text:style-name="T16">'k'</text:span><text:span text:style-name="T14">, </text:span><text:span text:style-name="T16">'l'</text:span><text:span text:style-name="T14">, </text:span><text:span text:style-name="T16">'m'</text:span><text:span text:style-name="T14">, </text:span><text:span text:style-name="T16">'n'</text:span><text:span text:style-name="T14">, </text:span><text:span text:style-name="T16">'o'</text:span><text:span text:style-name="T14">, </text:span><text:span text:style-name="T16">'p'</text:span><text:span text:style-name="T14">, </text:span><text:span text:style-name="T16">'q'</text:span><text:span text:style-name="T14">, </text:span><text:span text:style-name="T16">'r'</text:span><text:span text:style-name="T14">, </text:span><text:span text:style-name="T16">'s'</text:span><text:span text:style-name="T14">, </text:span><text:span text:style-name="T16">'t'</text:span><text:span text:style-name="T14">, </text:span><text:span text:style-name="T16">'u'</text:span><text:span text:style-name="T14">, </text:span><text:span text:style-name="T16">'v'</text:span><text:span text:style-name="T14">, </text:span><text:span text:style-name="T16">'w'</text:span><text:span text:style-name="T14">, </text:span><text:span text:style-name="T16">'x'</text:span><text:span text:style-name="T14">, </text:span><text:span text:style-name="T16">'y'</text:span><text:span text:style-name="T14">, </text:span><text:span text:style-name="T16">'z'</text:span><text:span text:style-name="T14">]<text:line-break/>characters = [</text:span><text:span text:style-name="T16">"!"</text:span><text:span text:style-name="T14">, </text:span><text:span text:style-name="T16">"#"</text:span><text:span text:style-name="T14">, </text:span><text:span text:style-name="T16">"$"</text:span><text:span text:style-name="T14">, </text:span><text:span text:style-name="T16">"%"</text:span><text:span text:style-name="T14">, </text:span><text:span text:style-name="T16">"&amp;"</text:span><text:span text:style-name="T14">, </text:span><text:span text:style-name="T16">"'"</text:span><text:span text:style-name="T14">, </text:span><text:span text:style-name="T16">"("</text:span><text:span text:style-name="T14">, </text:span><text:span text:style-name="T16">")"</text:span><text:span text:style-name="T14">, </text:span><text:span text:style-name="T16">"*"</text:span><text:span text:style-name="T14">, </text:span><text:span text:style-name="T16">"+"</text:span><text:span text:style-name="T14">, </text:span><text:span text:style-name="T16">","</text:span><text:span text:style-name="T14">, </text:span><text:span text:style-name="T16">"-"</text:span><text:span text:style-name="T14">, </text:span><text:span text:style-name="T16">"."</text:span><text:span text:style-name="T14">, </text:span><text:span text:style-name="T16">"/"</text:span><text:span text:style-name="T14">, </text:span><text:span text:style-name="T16">":"</text:span><text:span text:style-name="T14">, </text:span><text:span text:style-name="T16">";"</text:span><text:span text:style-name="T14">, </text:span><text:span text:style-name="T16">"&lt;"</text:span><text:span text:style-name="T14">, </text:span><text:span text:style-name="T16">"="</text:span><text:span text:style-name="T14">, </text:span><text:span text:style-name="T16">"&gt;"</text:span><text:span text:style-name="T14">, </text:span><text:span text:style-name="T16">"?"</text:span><text:span text:style-name="T14">, </text:span><text:span text:style-name="T16">"@"</text:span><text:span text:style-name="T14">, </text:span><text:span text:style-name="T16">"["</text:span><text:span text:style-name="T14">,]<text:line-break/><text:line-break/>password = []<text:line-break/>password_lenght = </text:span><text:span text:style-name="T17">0<text:line-break/><text:line-break/></text:span><text:span text:style-name="T13">while True</text:span><text:span text:style-name="T14">:<text:line-break/> <text:s text:c="3"/>password_letter = random.choice(letters)<text:line-break/> <text:s text:c="3"/>password_character = random.choice(characters)<text:line-break/> <text:s text:c="3"/>password.append(password_character)<text:line-break/> <text:s text:c="3"/>password.append(password_letter)<text:line-break/> <text:s text:c="3"/>question = </text:span><text:span text:style-name="T15">input</text:span><text:span text:style-name="T14">(</text:span><text:span text:style-name="T16">"Do You want to play? "</text:span><text:span text:style-name="T14">)<text:line-break/> <text:s text:c="3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7"/>new_password_character = random.choice(characters)<text:line-break/> <text:s text:c="7"/>new_password_letter = random.choice(letters)<text:line-break/> <text:s text:c="7"/>password_lenght+=</text:span><text:span text:style-name="T17">2<text:line-break/> <text:s text:c="7"/></text:span><text:span text:style-name="T14">lenght_question = </text:span><text:span text:style-name="T15">input</text:span><text:span text:style-name="T14">(</text:span><text:span text:style-name="T16">"do you want the password to be longer? "</text:span><text:span text:style-name="T14">)<text:line-break/> <text:s text:c="7"/></text:span><text:span text:style-name="T13">if </text:span><text:span text:style-name="T14">lenght_question == </text:span><text:span text:style-name="T16">"Yes" </text:span><text:span text:style-name="T13">or </text:span><text:span text:style-name="T14">lenght_question == </text:span><text:span text:style-name="T16">"yes"</text:span><text:span text:style-name="T14">: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 <text:s text:c="7"/>continue<text:line-break/> <text:s text:c="3"/>else</text:span><text:span text:style-name="T14">:<text:line-break/> <text:s text:c="7"/></text:span><text:span text:style-name="T13">break<text:line-break/><text:line-break/></text:span><text:span text:style-name="T15">print</text:span><text:span text:style-name="T14">(</text:span><text:span text:style-name="T16">"Password character list: "</text:span><text:span text:style-name="T14">, password)<text:line-break/><text:line-break/></text:span><text:span text:style-name="T13">for </text:span><text:span text:style-name="T14">element </text:span><text:span text:style-name="T13">in </text:span><text:span text:style-name="T14">password:<text:line-break/> <text:s text:c="3"/></text:span><text:span text:style-name="T15">print</text:span><text:span text:style-name="T14">(element, </text:span><text:span text:style-name="T33">end</text:span><text:span text:style-name="T14">=</text:span><text:span text:style-name="T16">""</text:span><text:span text:style-name="T14">)<text:line-break/><text:line-break/></text:span><text:span text:style-name="T15">print</text:span><text:span text:style-name="T14">(</text:span><text:span text:style-name="T16">"Password lenght: "</text:span><text:span text:style-name="T14">, </text:span><text:span text:style-name="T15">len</text:span><text:span text:style-name="T14">(password))<text:line-break/></text:span></text:p>
      <text:p text:style-name="P34"><text:soft-page-break/><text:span text:style-name="T26"/></text:p>
      <text:p text:style-name="P34"><text:span text:style-name="T26"/></text:p>
      <text:p text:style-name="P35">or</text:p>
      <text:p text:style-name="P36"><text:span text:style-name="T25"/></text:p>
      <text:p text:style-name="P12" loext:marker-style-name="T10"><text:span text:style-name="T30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text:line-break/></text:span><text:span text:style-name="T15">print</text:span><text:span text:style-name="T14">(</text:span><text:span text:style-name="T16">"Password generator game"</text:span><text:span text:style-name="T14">)<text:line-break/><text:line-break/>letters = [</text:span><text:span text:style-name="T16">'a'</text:span><text:span text:style-name="T14">, </text:span><text:span text:style-name="T16">'b'</text:span><text:span text:style-name="T14">, </text:span><text:span text:style-name="T16">'c'</text:span><text:span text:style-name="T14">, </text:span><text:span text:style-name="T16">'d'</text:span><text:span text:style-name="T14">, </text:span><text:span text:style-name="T16">'e'</text:span><text:span text:style-name="T14">, </text:span><text:span text:style-name="T16">'f'</text:span><text:span text:style-name="T14">, </text:span><text:span text:style-name="T16">'g'</text:span><text:span text:style-name="T14">, </text:span><text:span text:style-name="T16">'h'</text:span><text:span text:style-name="T14">, </text:span><text:span text:style-name="T16">'i'</text:span><text:span text:style-name="T14">, </text:span><text:span text:style-name="T16">'j'</text:span><text:span text:style-name="T14">, </text:span><text:span text:style-name="T16">'k'</text:span><text:span text:style-name="T14">, </text:span><text:span text:style-name="T16">'l'</text:span><text:span text:style-name="T14">, </text:span><text:span text:style-name="T16">'m'</text:span><text:span text:style-name="T14">, </text:span><text:span text:style-name="T16">'n'</text:span><text:span text:style-name="T14">, </text:span><text:span text:style-name="T16">'o'</text:span><text:span text:style-name="T14">, </text:span><text:span text:style-name="T16">'p'</text:span><text:span text:style-name="T14">, </text:span><text:span text:style-name="T16">'q'</text:span><text:span text:style-name="T14">, </text:span><text:span text:style-name="T16">'r'</text:span><text:span text:style-name="T14">, </text:span><text:span text:style-name="T16">'s'</text:span><text:span text:style-name="T14">, </text:span><text:span text:style-name="T16">'t'</text:span><text:span text:style-name="T14">, </text:span><text:span text:style-name="T16">'u'</text:span><text:span text:style-name="T14">, </text:span><text:span text:style-name="T16">'v'</text:span><text:span text:style-name="T14">, </text:span><text:span text:style-name="T16">'w'</text:span><text:span text:style-name="T14">, </text:span><text:span text:style-name="T16">'x'</text:span><text:span text:style-name="T14">, </text:span><text:span text:style-name="T16">'y'</text:span><text:span text:style-name="T14">, </text:span><text:span text:style-name="T16">'z'</text:span><text:span text:style-name="T14">]<text:line-break/>characters = [</text:span><text:span text:style-name="T16">"!"</text:span><text:span text:style-name="T14">, </text:span><text:span text:style-name="T16">"#"</text:span><text:span text:style-name="T14">, </text:span><text:span text:style-name="T16">"$"</text:span><text:span text:style-name="T14">, </text:span><text:span text:style-name="T16">"%"</text:span><text:span text:style-name="T14">, </text:span><text:span text:style-name="T16">"&amp;"</text:span><text:span text:style-name="T14">, </text:span><text:span text:style-name="T16">"'"</text:span><text:span text:style-name="T14">, </text:span><text:span text:style-name="T16">"("</text:span><text:span text:style-name="T14">, </text:span><text:span text:style-name="T16">")"</text:span><text:span text:style-name="T14">, </text:span><text:span text:style-name="T16">"*"</text:span><text:span text:style-name="T14">, </text:span><text:span text:style-name="T16">"+"</text:span><text:span text:style-name="T14">, </text:span><text:span text:style-name="T16">","</text:span><text:span text:style-name="T14">, </text:span><text:span text:style-name="T16">"-"</text:span><text:span text:style-name="T14">, </text:span><text:span text:style-name="T16">"."</text:span><text:span text:style-name="T14">, </text:span><text:span text:style-name="T16">"/"</text:span><text:span text:style-name="T14">, </text:span><text:span text:style-name="T16">":"</text:span><text:span text:style-name="T14">, </text:span><text:span text:style-name="T16">";"</text:span><text:span text:style-name="T14">, </text:span><text:span text:style-name="T16">"&lt;"</text:span><text:span text:style-name="T14">, </text:span><text:span text:style-name="T16">"="</text:span><text:span text:style-name="T14">, </text:span><text:span text:style-name="T16">"&gt;"</text:span><text:span text:style-name="T14">, </text:span><text:span text:style-name="T16">"?"</text:span><text:span text:style-name="T14">, </text:span><text:span text:style-name="T16">"@"</text:span><text:span text:style-name="T14">, </text:span><text:span text:style-name="T16">"["</text:span><text:span text:style-name="T14">,]<text:line-break/><text:line-break/>password = []<text:line-break/>password_lenght = </text:span><text:span text:style-name="T17">0<text:line-break/><text:line-break/></text:span><text:span text:style-name="T13">while True</text:span><text:span text:style-name="T14">:<text:line-break/> <text:s text:c="3"/>password_letter = random.choice(letters)<text:line-break/> <text:s text:c="3"/>password_character = random.choice(characters)<text:line-break/> <text:s text:c="3"/>password.append(password_character)<text:line-break/> <text:s text:c="3"/>password.append(password_letter)<text:line-break/> <text:s text:c="3"/></text:span><text:span text:style-name="T13">if </text:span><text:span text:style-name="T15">len</text:span><text:span text:style-name="T14">(password) &lt; </text:span><text:span text:style-name="T17">20</text:span><text:span text:style-name="T14">:<text:line-break/> <text:s text:c="7"/>question = </text:span><text:span text:style-name="T15">input</text:span><text:span text:style-name="T14">(</text:span><text:span text:style-name="T16">"Do You want to add another characters? "</text:span><text:span text:style-name="T14">)<text:line-break/> <text:s text:c="7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1"/>new_password_letter = random.choice(letters)<text:line-break/> <text:s text:c="11"/>new_password_character = random.choice(characters)<text:line-break/> <text:s text:c="11"/>password.append(new_password_letter)<text:line-break/> <text:s text:c="11"/>password.append(new_password_character)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<text:line-break/></text:span><text:span text:style-name="T15">print</text:span><text:span text:style-name="T14">(</text:span><text:span text:style-name="T16">"Password list: "</text:span><text:span text:style-name="T14">, password)<text:line-break/><text:line-break/></text:span><text:span text:style-name="T13">for </text:span><text:span text:style-name="T14">element </text:span><text:span text:style-name="T13">in </text:span><text:span text:style-name="T14">password:<text:line-break/> <text:s text:c="3"/></text:span><text:span text:style-name="T15">print</text:span><text:span text:style-name="T14">(element, </text:span><text:span text:style-name="T33">end</text:span><text:span text:style-name="T14">=</text:span><text:span text:style-name="T16">""</text:span><text:span text:style-name="T14">)</text:span></text:p>
      <text:p text:style-name="P37"><text:span text:style-name="T26"/></text:p>
      <text:p text:style-name="P34"><text:span text:style-name="T26"/></text:p>
      <text:p text:style-name="P38">53. Countdown timer</text:p>
      <text:p text:style-name="P39"><text:span text:style-name="T26"/></text:p>
      <text:p text:style-name="P19"><text:span text:style-name="T26">Description:</text:span></text:p>
      <text:p text:style-name="P40"><text:span text:style-name="T26"/></text:p>
      <text:p text:style-name="P41">54. Bmi calculator</text:p>
      <text:p text:style-name="P42"/>
      <text:p text:style-name="P41"/>
      <text:p text:style-name="P12" loext:marker-style-name="T10"><text:soft-page-break/><text:span text:style-name="T13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text:line-break/></text:span><text:span text:style-name="T15">print</text:span><text:span text:style-name="T14">(</text:span><text:span text:style-name="T16">"BMI calculator game"</text:span><text:span text:style-name="T14">)<text:line-break/><text:line-break/><text:line-break/><text:line-break/></text:span><text:span text:style-name="T13">while True</text:span><text:span text:style-name="T14">:<text:line-break/> <text:s text:c="3"/>weight = </text:span><text:span text:style-name="T15">int</text:span><text:span text:style-name="T14">(</text:span><text:span text:style-name="T15">input</text:span><text:span text:style-name="T14">(</text:span><text:span text:style-name="T16">"Weight in kg: "</text:span><text:span text:style-name="T14">))<text:line-break/> <text:s text:c="3"/>height = </text:span><text:span text:style-name="T15">float</text:span><text:span text:style-name="T14">(</text:span><text:span text:style-name="T15">input</text:span><text:span text:style-name="T14">(</text:span><text:span text:style-name="T16">"Height in meters: "</text:span><text:span text:style-name="T14">))<text:line-break/> <text:s text:c="3"/>bmi = (weight / (height * height))<text:line-break/> <text:s text:c="3"/></text:span><text:span text:style-name="T13">if </text:span><text:span text:style-name="T14">bmi &lt; </text:span><text:span text:style-name="T17">16</text:span><text:span text:style-name="T14">:<text:line-break/> <text:s text:c="7"/></text:span><text:span text:style-name="T15">print</text:span><text:span text:style-name="T14">(</text:span><text:span text:style-name="T16">"Severe thiness"</text:span><text:span text:style-name="T14">, bmi)<text:line-break/> <text:s text:c="7"/>question = </text:span><text:span text:style-name="T15">input</text:span><text:span text:style-name="T14">(</text:span><text:span text:style-name="T16">"Do You want another measurement? "</text:span><text:span text:style-name="T14">)<text:line-break/> <text:s text:c="7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 <text:s text:c="3"/>elif </text:span><text:span text:style-name="T17">16 </text:span><text:span text:style-name="T14">&lt;= bmi &lt; </text:span><text:span text:style-name="T17">17</text:span><text:span text:style-name="T14">:<text:line-break/> <text:s text:c="7"/></text:span><text:span text:style-name="T15">print</text:span><text:span text:style-name="T14">(</text:span><text:span text:style-name="T16">"Moderate thiness"</text:span><text:span text:style-name="T14">, bmi)<text:line-break/> <text:s text:c="7"/>question = </text:span><text:span text:style-name="T15">input</text:span><text:span text:style-name="T14">(</text:span><text:span text:style-name="T16">"Do You want another measurement? "</text:span><text:span text:style-name="T14">)<text:line-break/> <text:s text:c="7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 <text:s text:c="3"/>elif </text:span><text:span text:style-name="T17">17 </text:span><text:span text:style-name="T14">&lt;= bmi &lt; </text:span><text:span text:style-name="T17">18.5</text:span><text:span text:style-name="T14">:<text:line-break/> <text:s text:c="7"/></text:span><text:span text:style-name="T15">print</text:span><text:span text:style-name="T14">(</text:span><text:span text:style-name="T16">"Mild thiness"</text:span><text:span text:style-name="T14">, bmi)<text:line-break/> <text:s text:c="7"/>question = </text:span><text:span text:style-name="T15">input</text:span><text:span text:style-name="T14">(</text:span><text:span text:style-name="T16">"Do You want another measurement? "</text:span><text:span text:style-name="T14">)<text:line-break/> <text:s text:c="7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 <text:s text:c="3"/>elif </text:span><text:span text:style-name="T17">18.5 </text:span><text:span text:style-name="T14">&lt;= bmi &lt; </text:span><text:span text:style-name="T17">25</text:span><text:span text:style-name="T14">:<text:line-break/> <text:s text:c="7"/></text:span><text:span text:style-name="T15">print</text:span><text:span text:style-name="T14">(</text:span><text:span text:style-name="T16">"normal"</text:span><text:span text:style-name="T14">, bmi)<text:line-break/> <text:s text:c="7"/>question = </text:span><text:span text:style-name="T15">input</text:span><text:span text:style-name="T14">(</text:span><text:span text:style-name="T16">"Do You want another measurement? "</text:span><text:span text:style-name="T14">)<text:line-break/> <text:s text:c="7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 <text:s text:c="3"/>elif </text:span><text:span text:style-name="T17">25 </text:span><text:span text:style-name="T14">&lt;= bmi &lt; </text:span><text:span text:style-name="T17">30</text:span><text:span text:style-name="T14">:<text:line-break/> <text:s text:c="7"/></text:span><text:span text:style-name="T15">print</text:span><text:span text:style-name="T14">(</text:span><text:span text:style-name="T16">"Overweight,"</text:span><text:span text:style-name="T14">, bmi)<text:line-break/> <text:s text:c="7"/>question = </text:span><text:span text:style-name="T15">input</text:span><text:span text:style-name="T14">(</text:span><text:span text:style-name="T16">"Do You want another measurement? "</text:span><text:span text:style-name="T14">)<text:line-break/> <text:s text:c="7"/></text:span><text:span text:style-name="T13">if </text:span><text:span text:style-name="T14">question == </text:span><text:span text:style-name="T16">"yes" </text:span><text:span text:style-name="T13">or </text:span><text:span text:style-name="T14">question == </text:span><text:span text:style-name="T16">"Yes"</text:span><text:span text:style-name="T14">:<text:line-break/> <text:s text:c="11"/></text:span><text:span text:style-name="T13">continue<text:line-break/> <text:s text:c="7"/>else</text:span><text:span text:style-name="T14">:<text:line-break/> <text:s text:c="11"/></text:span><text:span text:style-name="T13">break<text:line-break/> <text:s text:c="3"/>else</text:span><text:span text:style-name="T14">:<text:line-break/> <text:s text:c="7"/></text:span><text:span text:style-name="T15">print</text:span><text:span text:style-name="T14">(</text:span><text:span text:style-name="T16">"Obese"</text:span><text:span text:style-name="T14">, bmi)<text:line-break/></text:span></text:p>
      <text:p text:style-name="P41"/>
      <text:p text:style-name="P41"><text:soft-page-break/></text:p>
      <text:p text:style-name="P41"/>
      <text:h text:style-name="P43" text:outline-level="3"><text:bookmark text:name="pq5"/>Create Contact Book using Python</text:h>
      <text:p text:style-name="P44"/>
      <text:p text:style-name="P11"><text:span text:style-name="T1">Description</text:span>: <text:span text:style-name="T34">We create a contact book with the names and phone numbers of people.</text:span></text:p>
      <text:p text:style-name="P19"/>
      <text:p text:style-name="P12" loext:marker-style-name="T35"><text:span text:style-name="T36"># Contact book<text:line-break/><text:line-break/></text:span><text:span text:style-name="T37">from </text:span><text:span text:style-name="T38">math </text:span><text:span text:style-name="T37">import </text:span><text:span text:style-name="T38">*<text:line-break/></text:span><text:span text:style-name="T37">import </text:span><text:span text:style-name="T38">random<text:line-break/><text:line-break/>contact_book = {}<text:line-break/><text:line-break/>contact_name = </text:span><text:span text:style-name="T39">input</text:span><text:span text:style-name="T38">(</text:span><text:span text:style-name="T40">"Enter contact name: "</text:span><text:span text:style-name="T38">)<text:line-break/>contact_number = </text:span><text:span text:style-name="T39">int</text:span><text:span text:style-name="T38">(</text:span><text:span text:style-name="T39">input</text:span><text:span text:style-name="T38">(</text:span><text:span text:style-name="T40">"Enter contact number: "</text:span><text:span text:style-name="T38">))<text:line-break/>contact_book.update({contact_name:contact_number})<text:line-break/><text:line-break/></text:span><text:span text:style-name="T37">while True</text:span><text:span text:style-name="T38">:<text:line-break/> <text:s text:c="3"/>new_contact_name = </text:span><text:span text:style-name="T39">input</text:span><text:span text:style-name="T38">(</text:span><text:span text:style-name="T40">"Enter new contact name: "</text:span><text:span text:style-name="T38">)<text:line-break/> <text:s text:c="3"/>new_contact_number = </text:span><text:span text:style-name="T39">int</text:span><text:span text:style-name="T38">(</text:span><text:span text:style-name="T39">input</text:span><text:span text:style-name="T38">(</text:span><text:span text:style-name="T40">"Enter new contact number: "</text:span><text:span text:style-name="T38">))<text:line-break/> <text:s text:c="3"/>contact_book.update({new_contact_name:new_contact_number})<text:line-break/><text:line-break/> <text:s text:c="3"/>question = </text:span><text:span text:style-name="T39">input</text:span><text:span text:style-name="T38">(</text:span><text:span text:style-name="T40">"Do You want to continue?: "</text:span><text:span text:style-name="T38">)<text:line-break/> <text:s text:c="3"/></text:span><text:span text:style-name="T37">if </text:span><text:span text:style-name="T38">question == </text:span><text:span text:style-name="T40">"Yes" </text:span><text:span text:style-name="T37">or </text:span><text:span text:style-name="T38">question == </text:span><text:span text:style-name="T40">"yes"</text:span><text:span text:style-name="T38">:<text:line-break/> <text:s text:c="7"/>another_contact_name = </text:span><text:span text:style-name="T39">input</text:span><text:span text:style-name="T38">(</text:span><text:span text:style-name="T40">"Another contact name: "</text:span><text:span text:style-name="T38">)<text:line-break/> <text:s text:c="7"/>another_contact_number = </text:span><text:span text:style-name="T39">int</text:span><text:span text:style-name="T38">(</text:span><text:span text:style-name="T39">input</text:span><text:span text:style-name="T38">(</text:span><text:span text:style-name="T40">"Another contact number: "</text:span><text:span text:style-name="T38">))<text:line-break/> <text:s text:c="7"/>contact_book.update({another_contact_name:another_contact_number})<text:line-break/> <text:s text:c="3"/></text:span><text:span text:style-name="T37">else</text:span><text:span text:style-name="T38">:<text:line-break/> <text:s text:c="7"/></text:span><text:span text:style-name="T37">break<text:line-break/><text:line-break/></text:span><text:span text:style-name="T39">print</text:span><text:span text:style-name="T38">(</text:span><text:span text:style-name="T40">"Entire contact book: "</text:span><text:span text:style-name="T38">, contact_book)</text:span></text:p>
      <text:p text:style-name="P41"/>
      <text:p text:style-name="P41"/>
      <text:h text:style-name="P43" text:outline-level="3"><text:bookmark text:name="pq16"/>Create Interactive Quiz using Python</text:h>
      <text:p text:style-name="P41"/>
      <text:p text:style-name="P19">Description:</text:p>
      <text:p text:style-name="P41"/>
      <text:h text:style-name="P45" text:outline-level="3"><text:bookmark text:name="pq26"/><text:span text:style-name="T25">Temperature Converter Project in Python</text:span></text:h>
      <text:p text:style-name="P19"/>
      <text:p text:style-name="P12" loext:marker-style-name="T10"><text:soft-page-break/><text:span text:style-name="T13">import </text:span><text:span text:style-name="T14">random<text:line-break/></text:span><text:span text:style-name="T13">from </text:span><text:span text:style-name="T14">math </text:span><text:span text:style-name="T13">import </text:span><text:span text:style-name="T14">*<text:line-break/><text:line-break/><text:line-break/></text:span><text:span text:style-name="T15">print</text:span><text:span text:style-name="T14">(</text:span><text:span text:style-name="T16">"Temperature converter game"</text:span><text:span text:style-name="T14">)<text:line-break/><text:line-break/>temperature = </text:span><text:span text:style-name="T15">int</text:span><text:span text:style-name="T14">(</text:span><text:span text:style-name="T15">input</text:span><text:span text:style-name="T14">(</text:span><text:span text:style-name="T16">"Temperature: "</text:span><text:span text:style-name="T14">))<text:line-break/>temp_degree = </text:span><text:span text:style-name="T15">input</text:span><text:span text:style-name="T14">(</text:span><text:span text:style-name="T16">"what is the temp degree? "</text:span><text:span text:style-name="T14">)<text:line-break/>to_what_temp = </text:span><text:span text:style-name="T15">input</text:span><text:span text:style-name="T14">(</text:span><text:span text:style-name="T16">"To what temperature convert? "</text:span><text:span text:style-name="T14">)<text:line-break/><text:line-break/></text:span><text:span text:style-name="T13">if </text:span><text:span text:style-name="T14">temp_degree == </text:span><text:span text:style-name="T16">"C" </text:span><text:span text:style-name="T13">and </text:span><text:span text:style-name="T14">to_what_temp == </text:span><text:span text:style-name="T16">"F"</text:span><text:span text:style-name="T14">:<text:line-break/> <text:s text:c="3"/></text:span><text:span text:style-name="T15">print</text:span><text:span text:style-name="T14">(</text:span><text:span text:style-name="T16">"Temperature in F is: "</text:span><text:span text:style-name="T14">, temperature*(</text:span><text:span text:style-name="T17">1.8</text:span><text:span text:style-name="T14">) + </text:span><text:span text:style-name="T17">32</text:span><text:span text:style-name="T14">)<text:line-break/></text:span><text:span text:style-name="T13">elif </text:span><text:span text:style-name="T14">temp_degree == </text:span><text:span text:style-name="T16">"F" </text:span><text:span text:style-name="T13">and </text:span><text:span text:style-name="T14">to_what_temp == </text:span><text:span text:style-name="T16">"C"</text:span><text:span text:style-name="T14">:<text:line-break/> <text:s text:c="3"/></text:span><text:span text:style-name="T15">print</text:span><text:span text:style-name="T14">(</text:span><text:span text:style-name="T16">"Temperature in C is: "</text:span><text:span text:style-name="T14">, (</text:span><text:span text:style-name="T17">5</text:span><text:span text:style-name="T14">*(temperature-</text:span><text:span text:style-name="T17">32</text:span><text:span text:style-name="T14">))/</text:span><text:span text:style-name="T17">9</text:span><text:span text:style-name="T14">)<text:line-break/></text:span><text:span text:style-name="T13">else</text:span><text:span text:style-name="T14">:<text:line-break/> <text:s text:c="3"/></text:span><text:span text:style-name="T15">print</text:span><text:span text:style-name="T14">(</text:span><text:span text:style-name="T16">"Wrong data provided"</text:span><text:span text:style-name="T14">)</text:span></text:p>
      <text:p text:style-name="P41"/>
      <text:p text:style-name="P41"/>
      <text:h text:style-name="P43" text:outline-level="3"><text:bookmark text:name="pq27"/>Measurement Converter Project in Python</text:h>
      <text:p text:style-name="P46"/>
      <text:p text:style-name="P12" loext:marker-style-name="T35"><text:span text:style-name="T36"># measurement converter project<text:line-break/><text:line-break/></text:span><text:span text:style-name="T37">from </text:span><text:span text:style-name="T38">math </text:span><text:span text:style-name="T37">import </text:span><text:span text:style-name="T38">*<text:line-break/></text:span><text:span text:style-name="T37">import </text:span><text:span text:style-name="T38">random<text:line-break/><text:line-break/>value = </text:span><text:span text:style-name="T39">int</text:span><text:span text:style-name="T38">(</text:span><text:span text:style-name="T39">input</text:span><text:span text:style-name="T38">(</text:span><text:span text:style-name="T40">"Input a value to convert: "</text:span><text:span text:style-name="T38">))<text:line-break/>value_measure = </text:span><text:span text:style-name="T39">input</text:span><text:span text:style-name="T38">(</text:span><text:span text:style-name="T40">"What is the default value measure: "</text:span><text:span text:style-name="T38">)<text:line-break/>measure_to_convert = </text:span><text:span text:style-name="T39">input</text:span><text:span text:style-name="T38">(</text:span><text:span text:style-name="T40">"to what measure convert the value: "</text:span><text:span text:style-name="T38">)<text:line-break/><text:line-break/>value_measures = [</text:span><text:span text:style-name="T40">"m2"</text:span><text:span text:style-name="T38">, </text:span><text:span text:style-name="T40">"K"</text:span><text:span text:style-name="T38">, </text:span><text:span text:style-name="T40">"C"</text:span><text:span text:style-name="T38">, </text:span><text:span text:style-name="T40">"km2"</text:span><text:span text:style-name="T38">, </text:span><text:span text:style-name="T40">"m"</text:span><text:span text:style-name="T38">, </text:span><text:span text:style-name="T40">"cm"</text:span><text:span text:style-name="T38">]<text:line-break/>measures_to_convert = [</text:span><text:span text:style-name="T40">"m2"</text:span><text:span text:style-name="T38">, </text:span><text:span text:style-name="T40">"K"</text:span><text:span text:style-name="T38">, </text:span><text:span text:style-name="T40">"C"</text:span><text:span text:style-name="T38">, </text:span><text:span text:style-name="T40">"km2"</text:span><text:span text:style-name="T38">, </text:span><text:span text:style-name="T40">"m"</text:span><text:span text:style-name="T38">, </text:span><text:span text:style-name="T40">"cm"</text:span><text:span text:style-name="T38">]<text:line-break/><text:line-break/></text:span><text:span text:style-name="T37">if </text:span><text:span text:style-name="T38">value_measure </text:span><text:span text:style-name="T37">in </text:span><text:span text:style-name="T38">value_measures </text:span><text:span text:style-name="T37">and </text:span><text:span text:style-name="T38">measure_to_convert </text:span><text:span text:style-name="T37">in </text:span><text:span text:style-name="T38">measures_to_convert:<text:line-break/> <text:s text:c="3"/></text:span><text:span text:style-name="T39">print</text:span><text:span text:style-name="T38">(value, value_measure, </text:span><text:span text:style-name="T40">"is"</text:span><text:span text:style-name="T38">, </text:span><text:span text:style-name="T40">f"</text:span><text:span text:style-name="T37">{</text:span><text:span text:style-name="T38">value</text:span><text:span text:style-name="T37">}</text:span><text:span text:style-name="T40">*x"</text:span><text:span text:style-name="T38">, measure_to_convert)<text:line-break/></text:span><text:span text:style-name="T37">else</text:span><text:span text:style-name="T38">:<text:line-break/> <text:s text:c="3"/></text:span><text:span text:style-name="T39">print</text:span><text:span text:style-name="T38">(</text:span><text:span text:style-name="T40">"false"</text:span><text:span text:style-name="T38">)</text:span></text:p>
      <text:p text:style-name="P41"/>
      <text:p text:style-name="P41"/>
      <text:h text:style-name="P47" text:outline-level="1">Vowel-Removal</text:h>
      <text:p text:style-name="P41"/>
      <text:p text:style-name="P19">Description:</text:p>
      <text:p text:style-name="P41"/>
      <text:h text:style-name="P47" text:outline-level="1"><text:soft-page-break/>Acronym-Generator</text:h>
      <text:p text:style-name="P41"/>
      <text:p text:style-name="P19">Description:</text:p>
      <text:p text:style-name="P41"/>
      <text:h text:style-name="P48" text:outline-level="1">Simple Attendance Tracker using Python</text:h>
      <text:p text:style-name="P41"/>
      <text:p text:style-name="P19">Description:</text:p>
      <text:p text:style-name="P19"/>
      <text:p text:style-name="P19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, serif"/>
    <style:font-face style:name="JetBrains Mono" svg:font-family="'JetBrains Mono'"/>
    <style:font-face style:name="JetBrains Mono1" svg:font-family="'JetBrains Mono'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3" svg:font-family="'Source Sans 3'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23:46:35.784000000</meta:creation-date>
    <dc:date>2024-11-02T22:49:57.344000000</dc:date>
    <meta:editing-duration>P1DT1H59M57S</meta:editing-duration>
    <meta:editing-cycles>75</meta:editing-cycles>
    <meta:generator>LibreOffice/24.8.2.1$Windows_X86_64 LibreOffice_project/0f794b6e29741098670a3b95d60478a65d05ef13</meta:generator>
    <meta:document-statistic meta:table-count="0" meta:image-count="0" meta:object-count="0" meta:page-count="14" meta:paragraph-count="46" meta:word-count="1891" meta:character-count="16925" meta:non-whitespace-character-count="12207"/>
  </office:meta>
</office:document-meta>
</file>